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Ubuntu" fo:font-size="48pt" style:font-size-asian="48pt" style:font-size-complex="4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Ubuntu" fo:font-weight="bold" style:font-weight-asian="bold" style:font-weight-complex="bold" fo:color="#000000" fo:font-size="30pt" style:font-size-asian="30pt" style:font-size-complex="3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Ubuntu" fo:color="#000000"/>
    </style:style>
    <style:style style:name="T4" style:parent-style-name="DefaultParagraphFont" style:family="text">
      <style:text-properties style:font-name="Ubuntu" fo:color="#FF0000"/>
    </style:style>
    <style:style style:name="T5" style:parent-style-name="DefaultParagraphFont" style:family="text">
      <style:text-properties style:font-name="Ubuntu" fo:color="#000000"/>
    </style:style>
    <style:style style:name="T6" style:parent-style-name="DefaultParagraphFont" style:family="text">
      <style:text-properties style:font-name="Ubuntu" fo:color="#3399FF"/>
    </style:style>
    <style:style style:name="T7" style:parent-style-name="DefaultParagraphFont" style:family="text">
      <style:text-properties style:font-name="Ubuntu" fo:color="#000000"/>
    </style:style>
    <style:style style:name="P8" style:parent-style-name="Standard" style:family="paragraph">
      <style:text-properties style:font-name="Ubuntu" fo:color="#000000"/>
    </style:style>
    <style:style style:name="P9" style:parent-style-name="Standard" style:family="paragraph">
      <style:text-properties style:font-name="Ubuntu" fo:color="#000000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Ubuntu" fo:color="#000000"/>
    </style:style>
    <style:style style:name="T12" style:parent-style-name="DefaultParagraphFont" style:family="text">
      <style:text-properties style:font-name="Ubuntu" fo:color="#000000"/>
    </style:style>
    <style:style style:name="T13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6600"/>
    </style:style>
    <style:style style:name="T14" style:parent-style-name="DefaultParagraphFont" style:family="text">
      <style:text-properties style:font-name="Ubuntu" style:font-name-asian="Ubuntu" style:font-name-complex="Ubuntu" fo:color="#006600"/>
    </style:style>
    <style:style style:name="T15" style:parent-style-name="DefaultParagraphFont" style:family="text">
      <style:text-properties style:font-name="Ubuntu" style:font-name-asian="Ubuntu" style:font-name-complex="Ubuntu" fo:color="#000000"/>
    </style:style>
    <style:style style:name="T16" style:parent-style-name="DefaultParagraphFont" style:family="text">
      <style:text-properties style:font-name="Ubuntu" style:font-name-asian="Ubuntu" style:font-name-complex="Ubuntu" fo:color="#000000"/>
    </style:style>
    <style:style style:name="T17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3333"/>
    </style:style>
    <style:style style:name="P18" style:parent-style-name="Standard" style:family="paragraph">
      <style:text-properties style:font-name="Ubuntu" style:font-name-asian="Ubuntu" style:font-name-complex="Ubuntu" fo:color="#FF3333"/>
    </style:style>
    <style:style style:name="P19" style:parent-style-name="Standard" style:family="paragraph">
      <style:text-properties style:font-name="Ubuntu" fo:font-weight="bold" style:font-weight-asian="bold" style:font-weight-complex="bold" fo:color="#FF6600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style:font-name="Ubuntu" fo:color="#000000"/>
    </style:style>
    <style:style style:name="T2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3" style:parent-style-name="DefaultParagraphFont" style:family="text">
      <style:text-properties style:font-name="Ubuntu" fo:color="#000000"/>
    </style:style>
    <style:style style:name="T2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5" style:parent-style-name="DefaultParagraphFont" style:family="text">
      <style:text-properties style:font-name="Ubuntu" fo:color="#000000"/>
    </style:style>
    <style:style style:name="T2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7" style:parent-style-name="DefaultParagraphFont" style:family="text">
      <style:text-properties style:font-name="Ubuntu" fo:color="#000000"/>
    </style:style>
    <style:style style:name="T2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9" style:parent-style-name="DefaultParagraphFont" style:family="text">
      <style:text-properties style:font-name="Ubuntu" fo:color="#000000"/>
    </style:style>
    <style:style style:name="T30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31" style:parent-style-name="DefaultParagraphFont" style:family="text">
      <style:text-properties style:font-name="Ubuntu" fo:color="#000000"/>
    </style:style>
    <style:style style:name="T3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3" style:parent-style-name="DefaultParagraphFont" style:family="text">
      <style:text-properties style:font-name="Ubuntu" fo:color="#000000"/>
    </style:style>
    <style:style style:name="T34" style:parent-style-name="DefaultParagraphFont" style:family="text">
      <style:text-properties style:font-name="Ubuntu" fo:color="#000000"/>
    </style:style>
    <style:style style:name="T35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6" style:parent-style-name="DefaultParagraphFont" style:family="text">
      <style:text-properties style:font-name="Ubuntu" fo:color="#000000"/>
    </style:style>
    <style:style style:name="T37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8" style:parent-style-name="DefaultParagraphFont" style:family="text">
      <style:text-properties style:font-name="Ubuntu" fo:color="#000000"/>
    </style:style>
    <style:style style:name="T39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0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1" style:parent-style-name="DefaultParagraphFont" style:family="text">
      <style:text-properties style:font-name="Ubuntu" fo:color="#000000"/>
    </style:style>
    <style:style style:name="T4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3" style:parent-style-name="DefaultParagraphFont" style:family="text">
      <style:text-properties style:font-name="Ubuntu" fo:color="#000000"/>
    </style:style>
    <style:style style:name="T4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5" style:parent-style-name="DefaultParagraphFont" style:family="text">
      <style:text-properties style:font-name="Ubuntu" fo:color="#6666FF"/>
    </style:style>
    <style:style style:name="T46" style:parent-style-name="DefaultParagraphFont" style:family="text">
      <style:text-properties style:font-name="Ubuntu" fo:color="#000000"/>
    </style:style>
    <style:style style:name="T47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8" style:parent-style-name="DefaultParagraphFont" style:family="text">
      <style:text-properties style:font-name="Ubuntu" fo:color="#000000"/>
    </style:style>
    <style:style style:name="T49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50" style:parent-style-name="DefaultParagraphFont" style:family="text">
      <style:text-properties style:font-name="Ubuntu" fo:color="#000000"/>
    </style:style>
    <style:style style:name="T51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52" style:parent-style-name="DefaultParagraphFont" style:family="text">
      <style:text-properties style:font-name="Ubuntu" fo:color="#000000"/>
    </style:style>
    <style:style style:name="T53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4" style:parent-style-name="DefaultParagraphFont" style:family="text">
      <style:text-properties style:font-name="Ubuntu" fo:color="#000000"/>
    </style:style>
    <style:style style:name="T55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6" style:parent-style-name="DefaultParagraphFont" style:family="text">
      <style:text-properties style:font-name="Ubuntu" fo:color="#6666FF"/>
    </style:style>
    <style:style style:name="T57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58" style:parent-style-name="DefaultParagraphFont" style:family="text">
      <style:text-properties style:font-name="Ubuntu" fo:color="#000000"/>
    </style:style>
    <style:style style:name="T59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60" style:parent-style-name="DefaultParagraphFont" style:family="text">
      <style:text-properties style:font-name="Ubuntu" fo:color="#000000"/>
    </style:style>
    <style:style style:name="T61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6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63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64" style:parent-style-name="DefaultParagraphFont" style:family="text">
      <style:text-properties style:font-name="Ubuntu" fo:color="#000000"/>
    </style:style>
    <style:style style:name="T6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66" style:parent-style-name="DefaultParagraphFont" style:family="text">
      <style:text-properties style:font-name="Ubuntu" fo:color="#000000"/>
    </style:style>
    <style:style style:name="T67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68" style:parent-style-name="DefaultParagraphFont" style:family="text">
      <style:text-properties style:font-name="Ubuntu" fo:color="#000000"/>
    </style:style>
    <style:style style:name="T6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70" style:parent-style-name="DefaultParagraphFont" style:family="text">
      <style:text-properties style:font-name="Ubuntu" fo:color="#000000"/>
    </style:style>
    <style:style style:name="T71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7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73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74" style:parent-style-name="DefaultParagraphFont" style:family="text">
      <style:text-properties style:font-name="Ubuntu" fo:color="#000000"/>
    </style:style>
    <style:style style:name="T75" style:parent-style-name="DefaultParagraphFont" style:family="text">
      <style:text-properties style:font-name="Ubuntu" fo:color="#000000"/>
    </style:style>
    <style:style style:name="T7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77" style:parent-style-name="DefaultParagraphFont" style:family="text">
      <style:text-properties style:font-name="Ubuntu" fo:color="#000000"/>
    </style:style>
    <style:style style:name="T78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79" style:parent-style-name="DefaultParagraphFont" style:family="text">
      <style:text-properties style:font-name="Ubuntu" fo:color="#000000"/>
    </style:style>
    <style:style style:name="P80" style:parent-style-name="Standard" style:family="paragraph">
      <style:paragraph-properties fo:text-align="center"/>
    </style:style>
    <style:style style:name="T81" style:parent-style-name="DefaultParagraphFont" style:family="text">
      <style:text-properties style:font-name="Ubuntu" fo:font-weight="bold" style:font-weight-asian="bold" style:font-weight-complex="bold" fo:color="#669933" fo:font-size="16pt" style:font-size-asian="16pt" style:font-size-complex="16pt"/>
    </style:style>
    <style:style style:name="T82" style:parent-style-name="DefaultParagraphFont" style:family="text">
      <style:text-properties style:font-name="Ubuntu" fo:font-weight="bold" style:font-weight-asian="bold" style:font-weight-complex="bold" fo:color="#000000" fo:font-size="16pt" style:font-size-asian="16pt" style:font-size-complex="16pt"/>
    </style:style>
    <style:style style:name="T83" style:parent-style-name="DefaultParagraphFont" style:family="text">
      <style:text-properties style:font-name="Ubuntu" fo:font-weight="bold" style:font-weight-asian="bold" style:font-weight-complex="bold" fo:color="#6666FF" fo:font-size="16pt" style:font-size-asian="16pt" style:font-size-complex="16pt"/>
    </style:style>
    <style:style style:name="T84" style:parent-style-name="DefaultParagraphFont" style:family="text">
      <style:text-properties style:font-name="Ubuntu" fo:font-weight="bold" style:font-weight-asian="bold" style:font-weight-complex="bold" fo:color="#000000" fo:font-size="16pt" style:font-size-asian="16pt" style:font-size-complex="16pt"/>
    </style:style>
    <style:style style:name="T85" style:parent-style-name="DefaultParagraphFont" style:family="text">
      <style:text-properties style:font-name="Ubuntu" fo:font-weight="bold" style:font-weight-asian="bold" style:font-weight-complex="bold" fo:color="#6666FF" fo:font-size="16pt" style:font-size-asian="16pt" style:font-size-complex="16pt"/>
    </style:style>
    <style:style style:name="T86" style:parent-style-name="DefaultParagraphFont" style:family="text">
      <style:text-properties style:font-name="Ubuntu" fo:font-weight="bold" style:font-weight-asian="bold" style:font-weight-complex="bold" fo:color="#000000" fo:font-size="16pt" style:font-size-asian="16pt" style:font-size-complex="16pt"/>
    </style:style>
    <style:style style:name="T87" style:parent-style-name="DefaultParagraphFont" style:family="text">
      <style:text-properties style:font-name="Ubuntu" fo:font-weight="bold" style:font-weight-asian="bold" style:font-weight-complex="bold" fo:color="#669933" fo:font-size="16pt" style:font-size-asian="16pt" style:font-size-complex="16pt"/>
    </style:style>
    <style:style style:name="T88" style:parent-style-name="DefaultParagraphFont" style:family="text">
      <style:text-properties style:font-name="Ubuntu" fo:font-weight="bold" style:font-weight-asian="bold" style:font-weight-complex="bold" fo:color="#000000" fo:font-size="16pt" style:font-size-asian="16pt" style:font-size-complex="16pt"/>
    </style:style>
    <style:style style:name="T89" style:parent-style-name="DefaultParagraphFont" style:family="text">
      <style:text-properties style:font-name="Ubuntu" fo:font-weight="bold" style:font-weight-asian="bold" style:font-weight-complex="bold" fo:color="#669933" fo:font-size="16pt" style:font-size-asian="16pt" style:font-size-complex="16pt"/>
    </style:style>
    <style:style style:name="T90" style:parent-style-name="DefaultParagraphFont" style:family="text">
      <style:text-properties style:font-name="Ubuntu" fo:font-weight="bold" style:font-weight-asian="bold" style:font-weight-complex="bold" fo:color="#9900FF" fo:font-size="16pt" style:font-size-asian="16pt" style:font-size-complex="16pt"/>
    </style:style>
    <style:style style:name="P91" style:parent-style-name="Standard" style:family="paragraph">
      <style:paragraph-properties fo:text-align="center"/>
      <style:text-properties style:font-name="Ubuntu" fo:font-weight="bold" style:font-weight-asian="bold" style:font-weight-complex="bold" fo:color="#669933" fo:font-size="16pt" style:font-size-asian="16pt" style:font-size-complex="16pt"/>
    </style:style>
    <style:style style:name="T92" style:parent-style-name="DefaultParagraphFont" style:family="text">
      <style:text-properties style:font-name="Ubuntu" fo:color="#000000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style:font-name="Ubuntu" fo:color="#000000"/>
    </style:style>
    <style:style style:name="P94" style:parent-style-name="Standard" style:family="paragraph">
      <style:text-properties style:font-name="Ubuntu" fo:font-style="italic" style:font-style-asian="italic" style:font-style-complex="italic" fo:color="#000000"/>
    </style:style>
    <style:style style:name="P95" style:parent-style-name="Standard" style:family="paragraph">
      <style:text-properties style:font-name="Ubuntu" fo:font-style="italic" style:font-style-asian="italic" style:font-style-complex="italic" fo:color="#000000"/>
    </style:style>
    <style:style style:name="T96" style:parent-style-name="DefaultParagraphFont" style:family="text">
      <style:text-properties style:font-name="Ubuntu" fo:color="#000000"/>
    </style:style>
    <style:style style:name="T97" style:parent-style-name="DefaultParagraphFont" style:family="text">
      <style:text-properties style:font-name="Ubuntu" fo:color="#000000"/>
    </style:style>
    <style:style style:name="T98" style:parent-style-name="DefaultParagraphFont" style:family="text">
      <style:text-properties style:font-name="Ubuntu" fo:color="#000000"/>
    </style:style>
    <style:style style:name="T99" style:parent-style-name="DefaultParagraphFont" style:family="text">
      <style:text-properties style:font-name="Ubuntu" fo:color="#000000"/>
    </style:style>
    <style:style style:name="T100" style:parent-style-name="DefaultParagraphFont" style:family="text">
      <style:text-properties style:font-name="Ubuntu" fo:color="#000000"/>
    </style:style>
    <style:style style:name="P101" style:parent-style-name="Standard" style:family="paragraph">
      <style:text-properties style:font-name="Ubuntu" fo:color="#000000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style:font-name="Ubuntu" fo:color="#000000"/>
    </style:style>
    <style:style style:name="T104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FF3333"/>
    </style:style>
    <style:style style:name="T105" style:parent-style-name="DefaultParagraphFont" style:family="text">
      <style:text-properties style:font-name="Ubuntu" fo:color="#000000"/>
    </style:style>
    <style:style style:name="T106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6666FF"/>
    </style:style>
    <style:style style:name="T107" style:parent-style-name="DefaultParagraphFont" style:family="text">
      <style:text-properties style:font-name="Ubuntu" fo:color="#000000"/>
    </style:style>
    <style:style style:name="T108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FF3333"/>
    </style:style>
    <style:style style:name="T109" style:parent-style-name="DefaultParagraphFont" style:family="text">
      <style:text-properties style:font-name="Ubuntu" fo:color="#000000"/>
    </style:style>
    <style:style style:name="T110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6666FF"/>
    </style:style>
    <style:style style:name="T111" style:parent-style-name="DefaultParagraphFont" style:family="text">
      <style:text-properties style:font-name="Ubuntu" fo:color="#000000"/>
    </style:style>
    <style:style style:name="P112" style:parent-style-name="Standard" style:family="paragraph">
      <style:text-properties style:font-name="Ubuntu" fo:color="#000000"/>
    </style:style>
    <style:style style:name="P113" style:parent-style-name="Standard" style:family="paragraph">
      <style:text-properties style:font-name="Ubuntu" fo:font-style="italic" style:font-style-asian="italic" style:font-style-complex="italic" fo:color="#000000"/>
    </style:style>
    <style:style style:name="T114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115" style:parent-style-name="DefaultParagraphFont" style:family="text">
      <style:text-properties style:font-name="Ubuntu" fo:color="#000000"/>
    </style:style>
    <style:style style:name="T116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6666FF"/>
    </style:style>
    <style:style style:name="T117" style:parent-style-name="DefaultParagraphFont" style:family="text">
      <style:text-properties style:font-name="Ubuntu" fo:color="#000000"/>
    </style:style>
    <style:style style:name="T118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6666FF"/>
    </style:style>
    <style:style style:name="T119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000000"/>
    </style:style>
    <style:style style:name="T120" style:parent-style-name="DefaultParagraphFont" style:family="text">
      <style:text-properties style:font-name="Ubuntu" fo:font-weight="bold" style:font-weight-asian="bold" style:font-weight-complex="bold" fo:color="#009933"/>
    </style:style>
    <style:style style:name="T121" style:parent-style-name="DefaultParagraphFont" style:family="text">
      <style:text-properties style:font-name="Ubuntu" fo:color="#000000"/>
    </style:style>
    <style:style style:name="T122" style:parent-style-name="DefaultParagraphFont" style:family="text">
      <style:text-properties style:font-name="Ubuntu" fo:font-weight="bold" style:font-weight-asian="bold" style:font-weight-complex="bold" fo:color="#009933"/>
    </style:style>
    <style:style style:name="T123" style:parent-style-name="DefaultParagraphFont" style:family="text">
      <style:text-properties style:font-name="Ubuntu" fo:color="#000000"/>
    </style:style>
    <style:style style:name="T124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6666FF"/>
    </style:style>
    <style:style style:name="T125" style:parent-style-name="DefaultParagraphFont" style:family="text">
      <style:text-properties style:font-name="Ubuntu" fo:color="#000000"/>
    </style:style>
    <style:style style:name="T126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FF3333"/>
    </style:style>
    <style:style style:name="T127" style:parent-style-name="DefaultParagraphFont" style:family="text">
      <style:text-properties style:font-name="Ubuntu" fo:color="#000000"/>
    </style:style>
    <style:style style:name="T128" style:parent-style-name="DefaultParagraphFont" style:family="text">
      <style:text-properties style:font-name="Ubuntu" fo:font-weight="bold" style:font-weight-asian="bold" style:font-weight-complex="bold" fo:color="#009933"/>
    </style:style>
    <style:style style:name="T129" style:parent-style-name="DefaultParagraphFont" style:family="text">
      <style:text-properties style:font-name="Ubuntu" fo:color="#000000"/>
    </style:style>
    <style:style style:name="T130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6666FF"/>
    </style:style>
    <style:style style:name="T131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000000"/>
    </style:style>
    <style:style style:name="T132" style:parent-style-name="DefaultParagraphFont" style:family="text">
      <style:text-properties style:font-name="Ubuntu" fo:font-weight="bold" style:font-weight-asian="bold" style:font-weight-complex="bold" fo:color="#009933"/>
    </style:style>
    <style:style style:name="T133" style:parent-style-name="DefaultParagraphFont" style:family="text">
      <style:text-properties style:font-name="Ubuntu" fo:color="#000000"/>
    </style:style>
    <style:style style:name="T134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FF3333"/>
    </style:style>
    <style:style style:name="P135" style:parent-style-name="Standard" style:family="paragraph">
      <style:paragraph-properties fo:text-align="center"/>
    </style:style>
    <style:style style:name="T136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FF3333"/>
    </style:style>
    <style:style style:name="T137" style:parent-style-name="DefaultParagraphFont" style:family="text">
      <style:text-properties style:font-name="Ubuntu" fo:color="#000000"/>
    </style:style>
    <style:style style:name="T138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FF3333"/>
    </style:style>
    <style:style style:name="T139" style:parent-style-name="DefaultParagraphFont" style:family="text">
      <style:text-properties style:font-name="Ubuntu" fo:font-weight="bold" style:font-weight-asian="bold" style:font-weight-complex="bold" fo:font-style="italic" style:font-style-asian="italic" style:font-style-complex="italic" fo:color="#6666FF"/>
    </style:style>
    <style:style style:name="T140" style:parent-style-name="DefaultParagraphFont" style:family="text">
      <style:text-properties style:font-name="Ubuntu" fo:color="#000000"/>
    </style:style>
    <style:style style:name="P141" style:parent-style-name="Standard" style:family="paragraph">
      <style:paragraph-properties fo:text-align="center"/>
    </style:style>
    <style:style style:name="T142" style:parent-style-name="DefaultParagraphFont" style:family="text">
      <style:text-properties style:font-name="Ubuntu" fo:font-weight="bold" style:font-weight-asian="bold" style:font-weight-complex="bold" fo:color="#009933"/>
    </style:style>
    <style:style style:name="T143" style:parent-style-name="DefaultParagraphFont" style:family="text">
      <style:text-properties style:font-name="Ubuntu" fo:color="#000000"/>
    </style:style>
    <style:style style:name="P144" style:parent-style-name="Standard" style:family="paragraph">
      <style:paragraph-properties fo:text-align="center"/>
    </style:style>
    <style:style style:name="T145" style:parent-style-name="DefaultParagraphFont" style:family="text">
      <style:text-properties style:font-name="Ubuntu" fo:color="#000000"/>
    </style:style>
    <style:style style:name="P146" style:parent-style-name="Standard" style:family="paragraph">
      <style:text-properties style:font-name="Ubuntu" fo:font-weight="bold" style:font-weight-asian="bold" style:font-weight-complex="bold" fo:color="#00CCFF" fo:font-size="14pt" style:font-size-asian="14pt" style:font-size-complex="14pt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T148" style:parent-style-name="DefaultParagraphFont" style:family="text">
      <style:text-properties style:font-name="Ubuntu" fo:color="#000000"/>
    </style:style>
    <style:style style:name="T149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50" style:parent-style-name="DefaultParagraphFont" style:family="text">
      <style:text-properties style:font-name="Ubuntu" fo:color="#000000"/>
    </style:style>
    <style:style style:name="T151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52" style:parent-style-name="DefaultParagraphFont" style:family="text">
      <style:text-properties style:font-name="Ubuntu" fo:color="#000000"/>
    </style:style>
    <style:style style:name="T153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154" style:parent-style-name="DefaultParagraphFont" style:family="text">
      <style:text-properties style:font-name="Ubuntu" fo:color="#000000"/>
    </style:style>
    <style:style style:name="T15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56" style:parent-style-name="DefaultParagraphFont" style:family="text">
      <style:text-properties style:font-name="Ubuntu" fo:color="#000000"/>
    </style:style>
    <style:style style:name="P157" style:parent-style-name="Standard" style:family="paragraph">
      <style:paragraph-properties fo:margin-left="0.5in">
        <style:tab-stops/>
      </style:paragraph-properties>
      <style:text-properties style:font-name="Ubuntu" fo:color="#000000"/>
    </style:style>
    <style:style style:name="P158" style:parent-style-name="Standard" style:family="paragraph">
      <style:paragraph-properties fo:margin-left="0.5in">
        <style:tab-stops/>
      </style:paragraph-properties>
    </style:style>
    <style:style style:name="T159" style:parent-style-name="DefaultParagraphFont" style:family="text">
      <style:text-properties style:font-name="Ubuntu" fo:color="#000000"/>
    </style:style>
    <style:style style:name="T16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6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6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63" style:parent-style-name="DefaultParagraphFont" style:family="text">
      <style:text-properties style:font-name="Ubuntu" fo:color="#000000"/>
    </style:style>
    <style:style style:name="T164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6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66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167" style:parent-style-name="DefaultParagraphFont" style:family="text">
      <style:text-properties style:font-name="Ubuntu" fo:color="#000000"/>
    </style:style>
    <style:style style:name="T16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6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70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7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7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73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174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7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7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77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7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7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8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8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8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183" style:parent-style-name="DefaultParagraphFont" style:family="text">
      <style:text-properties style:font-name="Ubuntu" fo:color="#000000"/>
    </style:style>
    <style:style style:name="P184" style:parent-style-name="Standard" style:family="paragraph">
      <style:text-properties style:font-name="Ubuntu" fo:color="#000000" style:text-underline-type="single" style:text-underline-style="solid" style:text-underline-width="auto" style:text-underline-mode="continuous"/>
    </style:style>
    <style:style style:name="P185" style:parent-style-name="Standard" style:family="paragraph">
      <style:paragraph-properties fo:text-align="center"/>
    </style:style>
    <style:style style:name="T18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87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8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8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9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91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9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P193" style:parent-style-name="Standard" style:family="paragraph">
      <style:paragraph-properties fo:text-align="center"/>
    </style:style>
    <style:style style:name="T194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19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96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97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198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199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0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01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0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P203" style:parent-style-name="Standard" style:family="paragraph">
      <style:paragraph-properties fo:text-align="center"/>
    </style:style>
    <style:style style:name="T204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0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0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07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0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0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10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1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1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1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1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1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16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17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1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19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2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P221" style:parent-style-name="Standard" style:family="paragraph">
      <style:text-properties style:font-name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Ubuntu" fo:color="#000000"/>
    </style:style>
    <style:style style:name="T223" style:parent-style-name="DefaultParagraphFont" style:family="text">
      <style:text-properties style:font-name="Ubuntu" fo:color="#FF3333"/>
    </style:style>
    <style:style style:name="P224" style:parent-style-name="Standard" style:family="paragraph">
      <style:paragraph-properties fo:text-align="center"/>
    </style:style>
    <style:style style:name="T22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2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27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28" style:parent-style-name="DefaultParagraphFont" style:family="text">
      <style:text-properties style:font-name="Ubuntu" fo:color="#000000"/>
    </style:style>
    <style:style style:name="T22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3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31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3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33" style:parent-style-name="DefaultParagraphFont" style:family="text">
      <style:text-properties style:font-name="Ubuntu" fo:color="#000000"/>
    </style:style>
    <style:style style:name="T234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235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236" style:parent-style-name="DefaultParagraphFont" style:family="text">
      <style:text-properties style:font-name="Ubuntu" fo:color="#FF3333"/>
    </style:style>
    <style:style style:name="T237" style:parent-style-name="DefaultParagraphFont" style:family="text">
      <style:text-properties style:font-name="Ubuntu" fo:color="#FF3333"/>
    </style:style>
    <style:style style:name="T23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3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40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41" style:parent-style-name="DefaultParagraphFont" style:family="text">
      <style:text-properties style:font-name="Ubuntu" fo:color="#000000"/>
    </style:style>
    <style:style style:name="T24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43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44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45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4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47" style:parent-style-name="DefaultParagraphFont" style:family="text">
      <style:text-properties style:font-name="Ubuntu" fo:color="#000000"/>
    </style:style>
    <style:style style:name="T248" style:parent-style-name="DefaultParagraphFont" style:family="text">
      <style:text-properties style:font-name="Ubuntu" fo:color="#FF3333"/>
    </style:style>
    <style:style style:name="T249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250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251" style:parent-style-name="DefaultParagraphFont" style:family="text">
      <style:text-properties style:font-name="Ubuntu" fo:color="#FF3333"/>
    </style:style>
    <style:style style:name="T252" style:parent-style-name="DefaultParagraphFont" style:family="text">
      <style:text-properties style:font-name="Ubuntu" fo:color="#000000"/>
    </style:style>
    <style:style style:name="P253" style:parent-style-name="Standard" style:family="paragraph">
      <style:paragraph-properties fo:text-align="center"/>
    </style:style>
    <style:style style:name="T254" style:parent-style-name="DefaultParagraphFont" style:family="text">
      <style:text-properties style:font-name="Ubuntu" fo:color="#000000"/>
    </style:style>
    <style:style style:name="T25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56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57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58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59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6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61" style:parent-style-name="DefaultParagraphFont" style:family="text">
      <style:text-properties style:font-name="Ubuntu" fo:color="#000000"/>
    </style:style>
    <style:style style:name="T26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6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64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265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26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6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268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26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P270" style:parent-style-name="Standard" style:family="paragraph">
      <style:paragraph-properties fo:text-align="center"/>
    </style:style>
    <style:style style:name="T27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7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7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7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75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7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77" style:parent-style-name="DefaultParagraphFont" style:family="text">
      <style:text-properties style:font-name="Ubuntu" fo:color="#000000"/>
    </style:style>
    <style:style style:name="T27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7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80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281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28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83" style:parent-style-name="DefaultParagraphFont" style:family="text">
      <style:text-properties style:font-name="Ubuntu" fo:color="#000000"/>
    </style:style>
    <style:style style:name="P284" style:parent-style-name="Standard" style:family="paragraph">
      <style:text-properties style:font-name="Ubuntu" fo:color="#000000"/>
    </style:style>
    <style:style style:name="P285" style:parent-style-name="Standard" style:family="paragraph">
      <style:paragraph-properties fo:margin-left="0.5in">
        <style:tab-stops/>
      </style:paragraph-properties>
    </style:style>
    <style:style style:name="T286" style:parent-style-name="DefaultParagraphFont" style:family="text">
      <style:text-properties style:font-name="Ubuntu" fo:color="#000000"/>
    </style:style>
    <style:style style:name="T287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8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8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90" style:parent-style-name="DefaultParagraphFont" style:family="text">
      <style:text-properties style:font-name="Ubuntu" fo:color="#000000"/>
    </style:style>
    <style:style style:name="T291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29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293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294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95" style:parent-style-name="DefaultParagraphFont" style:family="text">
      <style:text-properties style:font-name="Ubuntu" fo:color="#000000"/>
    </style:style>
    <style:style style:name="T296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297" style:parent-style-name="DefaultParagraphFont" style:family="text">
      <style:text-properties style:font-name="Ubuntu" fo:color="#000000"/>
    </style:style>
    <style:style style:name="T298" style:parent-style-name="DefaultParagraphFont" style:family="text">
      <style:text-properties style:font-name="Ubuntu" fo:color="#000000" style:text-underline-type="single" style:text-underline-style="solid" style:text-underline-width="auto" style:text-underline-mode="continuous"/>
    </style:style>
    <style:style style:name="P299" style:parent-style-name="Standard" style:family="paragraph">
      <style:paragraph-properties fo:text-align="center"/>
    </style:style>
    <style:style style:name="T30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0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0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03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04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0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06" style:parent-style-name="DefaultParagraphFont" style:family="text">
      <style:text-properties style:font-name="Ubuntu" fo:font-weight="bold" style:font-weight-asian="bold" style:font-weight-complex="bold" fo:color="#FF9999"/>
    </style:style>
    <style:style style:name="P307" style:parent-style-name="Standard" style:family="paragraph">
      <style:paragraph-properties fo:text-align="center"/>
    </style:style>
    <style:style style:name="T30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0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10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1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1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1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P314" style:parent-style-name="Standard" style:family="paragraph">
      <style:text-properties style:font-name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style:font-name="Ubuntu" fo:color="#000000"/>
    </style:style>
    <style:style style:name="T316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17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18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19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20" style:parent-style-name="DefaultParagraphFont" style:family="text">
      <style:text-properties style:font-name="Ubuntu" fo:color="#000000"/>
    </style:style>
    <style:style style:name="T321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22" style:parent-style-name="DefaultParagraphFont" style:family="text">
      <style:text-properties style:font-name="Ubuntu" fo:color="#000000"/>
    </style:style>
    <style:style style:name="T323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2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2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26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2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2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29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3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3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32" style:parent-style-name="DefaultParagraphFont" style:family="text">
      <style:text-properties style:font-name="Ubuntu" fo:color="#000000"/>
    </style:style>
    <style:style style:name="T333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34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35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3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3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3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39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4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41" style:parent-style-name="DefaultParagraphFont" style:family="text">
      <style:text-properties style:font-name="Ubuntu" fo:font-weight="bold" style:font-weight-asian="bold" style:font-weight-complex="bold" fo:color="#9933FF"/>
    </style:style>
    <style:style style:name="T34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43" style:parent-style-name="DefaultParagraphFont" style:family="text">
      <style:text-properties style:font-name="Ubuntu" fo:color="#000000"/>
    </style:style>
    <style:style style:name="T344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45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4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47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4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49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5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5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52" style:parent-style-name="DefaultParagraphFont" style:family="text">
      <style:text-properties style:font-name="Ubuntu" fo:font-weight="bold" style:font-weight-asian="bold" style:font-weight-complex="bold" fo:color="#9933FF"/>
    </style:style>
    <style:style style:name="T353" style:parent-style-name="DefaultParagraphFont" style:family="text">
      <style:text-properties style:font-name="Ubuntu" fo:font-weight="bold" style:font-weight-asian="bold" style:font-weight-complex="bold" fo:color="#9933FF"/>
    </style:style>
    <style:style style:name="T354" style:parent-style-name="DefaultParagraphFont" style:family="text">
      <style:text-properties style:font-name="Ubuntu" fo:color="#000000"/>
    </style:style>
    <style:style style:name="T355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56" style:parent-style-name="DefaultParagraphFont" style:family="text">
      <style:text-properties style:font-name="Ubuntu" fo:color="#000000"/>
    </style:style>
    <style:style style:name="T35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358" style:parent-style-name="DefaultParagraphFont" style:family="text">
      <style:text-properties style:font-name="Ubuntu" fo:color="#000000"/>
    </style:style>
    <style:style style:name="P359" style:parent-style-name="Standard" style:family="paragraph">
      <style:paragraph-properties fo:margin-left="0.5in">
        <style:tab-stops/>
      </style:paragraph-properties>
      <style:text-properties style:font-name="Ubuntu" fo:color="#000000"/>
    </style:style>
    <style:style style:name="P360" style:parent-style-name="Standard" style:family="paragraph">
      <style:paragraph-properties fo:margin-left="0.5in">
        <style:tab-stops/>
      </style:paragraph-properties>
    </style:style>
    <style:style style:name="T361" style:parent-style-name="DefaultParagraphFont" style:family="text">
      <style:text-properties style:font-name="Ubuntu" fo:color="#000000"/>
    </style:style>
    <style:style style:name="T36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6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6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65" style:parent-style-name="DefaultParagraphFont" style:family="text">
      <style:text-properties style:font-name="Ubuntu" fo:color="#000000"/>
    </style:style>
    <style:style style:name="T366" style:parent-style-name="DefaultParagraphFont" style:family="text">
      <style:text-properties style:font-name="Ubuntu" fo:color="#000000"/>
    </style:style>
    <style:style style:name="T367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6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69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70" style:parent-style-name="DefaultParagraphFont" style:family="text">
      <style:text-properties style:font-name="Ubuntu" fo:color="#000000"/>
    </style:style>
    <style:style style:name="T371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7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73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74" style:parent-style-name="DefaultParagraphFont" style:family="text">
      <style:text-properties style:font-name="Ubuntu" fo:color="#000000"/>
    </style:style>
    <style:style style:name="T375" style:parent-style-name="DefaultParagraphFont" style:family="text">
      <style:text-properties style:font-name="Ubuntu" fo:color="#000000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text-align="center"/>
    </style:style>
    <style:style style:name="T377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78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79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80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8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8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83" style:parent-style-name="DefaultParagraphFont" style:family="text">
      <style:text-properties style:font-name="Ubuntu" fo:font-weight="bold" style:font-weight-asian="bold" style:font-weight-complex="bold" fo:color="#FF9999"/>
    </style:style>
    <style:style style:name="P384" style:parent-style-name="Standard" style:family="paragraph">
      <style:paragraph-properties fo:text-align="center"/>
    </style:style>
    <style:style style:name="T38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38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87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88" style:parent-style-name="DefaultParagraphFont" style:family="text">
      <style:text-properties style:font-name="Ubuntu" fo:color="#000000"/>
    </style:style>
    <style:style style:name="T38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90" style:parent-style-name="DefaultParagraphFont" style:family="text">
      <style:text-properties style:font-name="Ubuntu" fo:color="#000000"/>
    </style:style>
    <style:style style:name="T39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92" style:parent-style-name="DefaultParagraphFont" style:family="text">
      <style:text-properties style:font-name="Ubuntu" fo:color="#000000"/>
    </style:style>
    <style:style style:name="T39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9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39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396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97" style:parent-style-name="DefaultParagraphFont" style:family="text">
      <style:text-properties style:font-name="Ubuntu" fo:color="#000000"/>
    </style:style>
    <style:style style:name="T398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399" style:parent-style-name="DefaultParagraphFont" style:family="text">
      <style:text-properties style:font-name="Ubuntu" fo:color="#000000"/>
    </style:style>
    <style:style style:name="T40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0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0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03" style:parent-style-name="DefaultParagraphFont" style:family="text">
      <style:text-properties style:font-name="Ubuntu" fo:color="#000000"/>
    </style:style>
    <style:style style:name="T404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05" style:parent-style-name="DefaultParagraphFont" style:family="text">
      <style:text-properties style:font-name="Ubuntu" fo:color="#000000"/>
    </style:style>
    <style:style style:name="P406" style:parent-style-name="Standard" style:family="paragraph">
      <style:text-properties style:font-name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407" style:parent-style-name="DefaultParagraphFont" style:family="text">
      <style:text-properties style:font-name="Ubuntu" fo:color="#000000"/>
    </style:style>
    <style:style style:name="T40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0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10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11" style:parent-style-name="DefaultParagraphFont" style:family="text">
      <style:text-properties style:font-name="Ubuntu" fo:color="#000000"/>
    </style:style>
    <style:style style:name="T41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1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1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1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16" style:parent-style-name="DefaultParagraphFont" style:family="text">
      <style:text-properties style:font-name="Ubuntu" fo:color="#000000"/>
    </style:style>
    <style:style style:name="T41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18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1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2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21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22" style:parent-style-name="DefaultParagraphFont" style:family="text">
      <style:text-properties style:font-name="Ubuntu" fo:color="#000000"/>
    </style:style>
    <style:style style:name="T423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24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25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26" style:parent-style-name="DefaultParagraphFont" style:family="text">
      <style:text-properties style:font-name="Ubuntu" fo:color="#000000"/>
    </style:style>
    <style:style style:name="T42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28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29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3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3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3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33" style:parent-style-name="DefaultParagraphFont" style:family="text">
      <style:text-properties style:font-name="Ubuntu" fo:color="#000000"/>
    </style:style>
    <style:style style:name="T434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3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3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37" style:parent-style-name="DefaultParagraphFont" style:family="text">
      <style:text-properties style:font-name="Ubuntu" fo:color="#000000"/>
    </style:style>
    <style:style style:name="T43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39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4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P441" style:parent-style-name="Standard" style:family="paragraph">
      <style:text-properties style:font-name="Ubuntu" fo:font-weight="bold" style:font-weight-asian="bold" style:font-weight-complex="bold" fo:color="#000000"/>
    </style:style>
    <style:style style:name="T44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4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4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45" style:parent-style-name="DefaultParagraphFont" style:family="text">
      <style:text-properties style:font-name="Ubuntu" fo:color="#000000"/>
    </style:style>
    <style:style style:name="T446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47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48" style:parent-style-name="DefaultParagraphFont" style:family="text">
      <style:text-properties style:font-name="Ubuntu" fo:color="#000000"/>
    </style:style>
    <style:style style:name="T44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50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51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5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53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54" style:parent-style-name="DefaultParagraphFont" style:family="text">
      <style:text-properties style:font-name="Ubuntu" fo:color="#000000"/>
    </style:style>
    <style:style style:name="T455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56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5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58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5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6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61" style:parent-style-name="DefaultParagraphFont" style:family="text">
      <style:text-properties style:font-name="Ubuntu" fo:color="#000000"/>
    </style:style>
    <style:style style:name="T462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63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64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6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66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67" style:parent-style-name="DefaultParagraphFont" style:family="text">
      <style:text-properties style:font-name="Ubuntu" fo:color="#000000"/>
    </style:style>
    <style:style style:name="T468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69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70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471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7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73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74" style:parent-style-name="DefaultParagraphFont" style:family="text">
      <style:text-properties style:font-name="Ubuntu" fo:color="#000000"/>
    </style:style>
    <style:style style:name="T47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76" style:parent-style-name="DefaultParagraphFont" style:family="text">
      <style:text-properties style:font-name="Ubuntu" fo:font-weight="bold" style:font-weight-asian="bold" style:font-weight-complex="bold" fo:color="#FF3333"/>
    </style:style>
    <style:style style:name="P477" style:parent-style-name="Standard" style:family="paragraph">
      <style:text-properties style:font-name="Ubuntu"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478" style:parent-style-name="Standard" style:family="paragraph">
      <style:text-properties style:font-name="Ubuntu" fo:font-weight="bold" style:font-weight-asian="bold" style:font-weight-complex="bold" fo:color="#6666FF" fo:font-size="14pt" style:font-size-asian="14pt" style:font-size-complex="14pt" style:text-underline-type="single" style:text-underline-style="solid" style:text-underline-width="auto" style:text-underline-mode="continuous"/>
    </style:style>
    <style:style style:name="T479" style:parent-style-name="DefaultParagraphFont" style:family="text">
      <style:text-properties style:font-name="Ubuntu" fo:color="#000000"/>
    </style:style>
    <style:style style:name="T480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81" style:parent-style-name="DefaultParagraphFont" style:family="text">
      <style:text-properties style:font-name="Ubuntu" fo:color="#000000"/>
    </style:style>
    <style:style style:name="T48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83" style:parent-style-name="DefaultParagraphFont" style:family="text">
      <style:text-properties style:font-name="Ubuntu" fo:color="#000000"/>
    </style:style>
    <style:style style:name="T484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85" style:parent-style-name="DefaultParagraphFont" style:family="text">
      <style:text-properties style:font-name="Ubuntu" fo:color="#000000"/>
    </style:style>
    <style:style style:name="T48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87" style:parent-style-name="DefaultParagraphFont" style:family="text">
      <style:text-properties style:font-name="Ubuntu" fo:color="#000000"/>
    </style:style>
    <style:style style:name="T48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89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90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491" style:parent-style-name="DefaultParagraphFont" style:family="text">
      <style:text-properties style:font-name="Ubuntu" fo:color="#000000"/>
    </style:style>
    <style:style style:name="T492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9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94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495" style:parent-style-name="DefaultParagraphFont" style:family="text">
      <style:text-properties style:font-name="Ubuntu" fo:color="#000000"/>
    </style:style>
    <style:style style:name="T49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497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498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499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0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501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0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503" style:parent-style-name="DefaultParagraphFont" style:family="text">
      <style:text-properties style:font-name="Ubuntu" fo:color="#000000"/>
    </style:style>
    <style:style style:name="T504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05" style:parent-style-name="DefaultParagraphFont" style:family="text">
      <style:text-properties style:font-name="Ubuntu" fo:color="#000000"/>
    </style:style>
    <style:style style:name="T506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07" style:parent-style-name="DefaultParagraphFont" style:family="text">
      <style:text-properties style:font-name="Ubuntu" fo:color="#000000"/>
    </style:style>
    <style:style style:name="P508" style:parent-style-name="Standard" style:family="paragraph">
      <style:text-properties style:font-name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509" style:parent-style-name="Standard" style:family="paragraph">
      <style:paragraph-properties fo:text-align="center"/>
    </style:style>
    <style:style style:name="T510" style:parent-style-name="DefaultParagraphFont" style:family="text">
      <style:text-properties style:font-name="Ubuntu" fo:color="#000000"/>
    </style:style>
    <style:style style:name="T511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12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513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1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1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516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17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518" style:parent-style-name="DefaultParagraphFont" style:family="text">
      <style:text-properties style:font-name="Ubuntu" fo:color="#000000"/>
    </style:style>
    <style:style style:name="T519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20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521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22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2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524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2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26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527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28" style:parent-style-name="DefaultParagraphFont" style:family="text">
      <style:text-properties style:font-name="Ubuntu" fo:font-weight="bold" style:font-weight-asian="bold" style:font-weight-complex="bold" fo:color="#FF9999"/>
    </style:style>
    <style:style style:name="P529" style:parent-style-name="Standard" style:family="paragraph">
      <style:paragraph-properties fo:text-align="center"/>
    </style:style>
    <style:style style:name="T530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31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32" style:parent-style-name="DefaultParagraphFont" style:family="text">
      <style:text-properties style:font-name="Ubuntu" fo:color="#000000"/>
    </style:style>
    <style:style style:name="T533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34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35" style:parent-style-name="DefaultParagraphFont" style:family="text">
      <style:text-properties style:font-name="Ubuntu" fo:color="#000000"/>
    </style:style>
    <style:style style:name="T536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37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538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39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40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41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542" style:parent-style-name="DefaultParagraphFont" style:family="text">
      <style:text-properties style:font-name="Ubuntu" fo:color="#000000"/>
    </style:style>
    <style:style style:name="T543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44" style:parent-style-name="DefaultParagraphFont" style:family="text">
      <style:text-properties style:font-name="Ubuntu" fo:color="#000000"/>
    </style:style>
    <style:style style:name="T545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46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54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P548" style:parent-style-name="Standard" style:family="paragraph">
      <style:paragraph-properties fo:text-align="center"/>
    </style:style>
    <style:style style:name="T549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50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51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52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53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554" style:parent-style-name="DefaultParagraphFont" style:family="text">
      <style:text-properties style:font-name="Ubuntu" fo:color="#000000"/>
    </style:style>
    <style:style style:name="T555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5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57" style:parent-style-name="DefaultParagraphFont" style:family="text">
      <style:text-properties style:font-name="Ubuntu" fo:color="#000000"/>
    </style:style>
    <style:style style:name="T558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59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560" style:parent-style-name="DefaultParagraphFont" style:family="text">
      <style:text-properties style:font-name="Ubuntu" fo:color="#000000"/>
    </style:style>
    <style:style style:name="T561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62" style:parent-style-name="DefaultParagraphFont" style:family="text">
      <style:text-properties style:font-name="Ubuntu" fo:color="#000000"/>
    </style:style>
    <style:style style:name="T563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64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565" style:parent-style-name="DefaultParagraphFont" style:family="text">
      <style:text-properties style:font-name="Ubuntu" fo:color="#000000"/>
    </style:style>
    <style:style style:name="P566" style:parent-style-name="Standard" style:family="paragraph">
      <style:paragraph-properties fo:text-align="center"/>
    </style:style>
    <style:style style:name="T567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68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69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70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71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572" style:parent-style-name="DefaultParagraphFont" style:family="text">
      <style:text-properties style:font-name="Ubuntu" fo:color="#000000"/>
    </style:style>
    <style:style style:name="T573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74" style:parent-style-name="DefaultParagraphFont" style:family="text">
      <style:text-properties style:font-name="Ubuntu" fo:color="#000000"/>
    </style:style>
    <style:style style:name="T575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76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577" style:parent-style-name="DefaultParagraphFont" style:family="text">
      <style:text-properties style:font-name="Ubuntu" fo:color="#000000"/>
    </style:style>
    <style:style style:name="T578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79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580" style:parent-style-name="DefaultParagraphFont" style:family="text">
      <style:text-properties style:font-name="Ubuntu" fo:color="#000000"/>
    </style:style>
    <style:style style:name="P581" style:parent-style-name="Standard" style:family="paragraph">
      <style:paragraph-properties fo:text-align="center"/>
    </style:style>
    <style:style style:name="T582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83" style:parent-style-name="DefaultParagraphFont" style:family="text">
      <style:text-properties style:font-name="Ubuntu" fo:font-weight="bold" style:font-weight-asian="bold" style:font-weight-complex="bold" fo:color="#6666FF"/>
    </style:style>
    <style:style style:name="T584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85" style:parent-style-name="DefaultParagraphFont" style:family="text">
      <style:text-properties style:font-name="Ubuntu" fo:font-weight="bold" style:font-weight-asian="bold" style:font-weight-complex="bold" fo:color="#007826"/>
    </style:style>
    <style:style style:name="T586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587" style:parent-style-name="DefaultParagraphFont" style:family="text">
      <style:text-properties style:font-name="Ubuntu" fo:color="#000000"/>
    </style:style>
    <style:style style:name="T588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589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590" style:parent-style-name="DefaultParagraphFont" style:family="text">
      <style:text-properties style:font-name="Ubuntu" fo:font-weight="bold" style:font-weight-asian="bold" style:font-weight-complex="bold" fo:color="#FF3333" style:text-position="sub 66.6%"/>
    </style:style>
    <style:style style:name="T591" style:parent-style-name="DefaultParagraphFont" style:family="text">
      <style:text-properties style:font-name="Ubuntu" fo:color="#000000"/>
    </style:style>
    <style:style style:name="P592" style:parent-style-name="Standard" style:family="paragraph">
      <style:paragraph-properties fo:text-align="center"/>
      <style:text-properties style:font-name="Ubuntu" fo:color="#000000"/>
    </style:style>
    <style:style style:name="P593" style:parent-style-name="Standard" style:family="paragraph">
      <style:paragraph-properties fo:text-align="center"/>
      <style:text-properties style:font-name="Ubuntu" fo:color="#000000"/>
    </style:style>
    <style:style style:name="P594" style:parent-style-name="Standard" style:family="paragraph">
      <style:paragraph-properties fo:text-align="center"/>
      <style:text-properties style:font-name="Ubuntu" fo:color="#000000"/>
    </style:style>
    <style:style style:name="P595" style:parent-style-name="Standard" style:family="paragraph">
      <style:paragraph-properties fo:text-align="center"/>
      <style:text-properties style:font-name="Ubuntu" fo:color="#000000"/>
    </style:style>
    <style:style style:name="P596" style:parent-style-name="Standard" style:family="paragraph">
      <style:paragraph-properties fo:text-align="center"/>
      <style:text-properties style:font-name="Ubuntu" fo:color="#000000"/>
    </style:style>
    <style:style style:name="P597" style:parent-style-name="Standard" style:family="paragraph">
      <style:paragraph-properties fo:text-align="center"/>
      <style:text-properties style:font-name="Ubuntu" fo:color="#000000"/>
    </style:style>
    <style:style style:name="P598" style:parent-style-name="Standard" style:family="paragraph">
      <style:paragraph-properties fo:text-align="center"/>
      <style:text-properties style:font-name="Ubuntu" fo:color="#000000"/>
    </style:style>
    <style:style style:name="P599" style:parent-style-name="Standard" style:family="paragraph">
      <style:paragraph-properties fo:text-align="center"/>
      <style:text-properties style:font-name="Ubuntu" fo:color="#000000"/>
    </style:style>
    <style:style style:name="P600" style:parent-style-name="Standard" style:family="paragraph">
      <style:paragraph-properties fo:text-align="center"/>
      <style:text-properties style:font-name="Ubuntu" fo:color="#000000"/>
    </style:style>
    <style:style style:name="P601" style:parent-style-name="Standard" style:family="paragraph">
      <style:paragraph-properties fo:text-align="center"/>
      <style:text-properties style:font-name="Ubuntu" fo:color="#000000"/>
    </style:style>
    <style:style style:name="P602" style:parent-style-name="Standard" style:family="paragraph">
      <style:paragraph-properties fo:text-align="center"/>
      <style:text-properties style:font-name="Ubuntu" fo:color="#000000"/>
    </style:style>
    <style:style style:name="P603" style:parent-style-name="Standard" style:family="paragraph">
      <style:paragraph-properties fo:text-align="center"/>
      <style:text-properties style:font-name="Ubuntu" fo:color="#000000"/>
    </style:style>
    <style:style style:name="P604" style:parent-style-name="Standard" style:family="paragraph">
      <style:text-properties style:font-name="Ubuntu" fo:font-weight="bold" style:font-weight-asian="bold" style:font-weight-complex="bold" fo:color="#000000" fo:font-size="30pt" style:font-size-asian="30pt" style:font-size-complex="30pt" style:text-underline-type="single" style:text-underline-style="solid" style:text-underline-width="auto" style:text-underline-mode="continuous"/>
    </style:style>
    <style:style style:name="P605" style:parent-style-name="Standard" style:family="paragraph">
      <style:text-properties style:font-name="Ubuntu" fo:font-weight="bold" style:font-weight-asian="bold" style:font-weight-complex="bold" fo:color="#000000" fo:font-size="30pt" style:font-size-asian="30pt" style:font-size-complex="30pt" style:text-underline-type="single" style:text-underline-style="solid" style:text-underline-width="auto" style:text-underline-mode="continuous"/>
    </style:style>
    <style:style style:name="T606" style:parent-style-name="DefaultParagraphFont" style:family="text">
      <style:text-properties style:font-name="Ubuntu" fo:color="#000000"/>
    </style:style>
    <style:style style:name="T607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608" style:parent-style-name="DefaultParagraphFont" style:family="text">
      <style:text-properties style:font-name="Ubuntu" fo:color="#000000"/>
    </style:style>
    <style:style style:name="T609" style:parent-style-name="DefaultParagraphFont" style:family="text">
      <style:text-properties style:font-name="Ubuntu" fo:font-style="italic" style:font-style-asian="italic" style:font-style-complex="italic" fo:color="#000000"/>
    </style:style>
    <style:style style:name="T610" style:parent-style-name="DefaultParagraphFont" style:family="text">
      <style:text-properties style:font-name="Ubuntu" fo:color="#000000"/>
    </style:style>
    <style:style style:name="P611" style:parent-style-name="Standard" style:family="paragraph">
      <style:text-properties style:font-name="Ubuntu" fo:font-weight="bold" style:font-weight-asian="bold" style:font-weight-complex="bold" fo:color="#00CCFF" fo:font-size="14pt" style:font-size-asian="14pt" style:font-size-complex="14pt" style:text-underline-type="single" style:text-underline-style="solid" style:text-underline-width="auto" style:text-underline-mode="continuous"/>
    </style:style>
    <style:style style:name="T612" style:parent-style-name="DefaultParagraphFont" style:family="text">
      <style:text-properties style:font-name="Ubuntu" fo:color="#000000"/>
    </style:style>
    <style:style style:name="T613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614" style:parent-style-name="DefaultParagraphFont" style:family="text">
      <style:text-properties style:font-name="Ubuntu" fo:color="#000000"/>
    </style:style>
    <style:style style:name="T615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616" style:parent-style-name="DefaultParagraphFont" style:family="text">
      <style:text-properties style:font-name="Ubuntu" fo:color="#000000"/>
    </style:style>
    <style:style style:name="T617" style:parent-style-name="DefaultParagraphFont" style:family="text">
      <style:text-properties style:font-name="Ubuntu" fo:font-weight="bold" style:font-weight-asian="bold" style:font-weight-complex="bold" fo:color="#00CC33"/>
    </style:style>
    <style:style style:name="T618" style:parent-style-name="DefaultParagraphFont" style:family="text">
      <style:text-properties style:font-name="Ubuntu" fo:color="#000000"/>
    </style:style>
    <style:style style:name="T619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620" style:parent-style-name="DefaultParagraphFont" style:family="text">
      <style:text-properties style:font-name="Ubuntu" fo:color="#000000"/>
    </style:style>
    <style:style style:name="T621" style:parent-style-name="DefaultParagraphFont" style:family="text">
      <style:text-properties style:font-name="Ubuntu" fo:color="#000000"/>
    </style:style>
    <style:style style:name="T622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623" style:parent-style-name="DefaultParagraphFont" style:family="text">
      <style:text-properties style:font-name="Ubuntu" fo:color="#000000"/>
    </style:style>
    <style:style style:name="T624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625" style:parent-style-name="DefaultParagraphFont" style:family="text">
      <style:text-properties style:font-name="Ubuntu" fo:color="#000000"/>
    </style:style>
    <style:style style:name="T626" style:parent-style-name="DefaultParagraphFont" style:family="text">
      <style:text-properties style:font-name="Ubuntu" fo:font-weight="bold" style:font-weight-asian="bold" style:font-weight-complex="bold" fo:color="#669933"/>
    </style:style>
    <style:style style:name="T627" style:parent-style-name="DefaultParagraphFont" style:family="text">
      <style:text-properties style:font-name="Ubuntu" fo:color="#000000"/>
    </style:style>
    <style:style style:name="T628" style:parent-style-name="DefaultParagraphFont" style:family="text">
      <style:text-properties style:font-name="Ubuntu" fo:font-weight="bold" style:font-weight-asian="bold" style:font-weight-complex="bold" fo:color="#FF3333"/>
    </style:style>
    <style:style style:name="T629" style:parent-style-name="DefaultParagraphFont" style:family="text">
      <style:text-properties style:font-name="Ubuntu" fo:font-weight="bold" style:font-weight-asian="bold" style:font-weight-complex="bold" fo:color="#00CC33"/>
    </style:style>
    <style:style style:name="T630" style:parent-style-name="DefaultParagraphFont" style:family="text">
      <style:text-properties style:font-name="Ubuntu" fo:color="#000000"/>
    </style:style>
    <style:style style:name="T631" style:parent-style-name="DefaultParagraphFont" style:family="text">
      <style:text-properties style:font-name="Ubuntu" fo:font-weight="bold" style:font-weight-asian="bold" style:font-weight-complex="bold" fo:color="#FF9999"/>
    </style:style>
    <style:style style:name="P632" style:parent-style-name="Standard" style:family="paragraph">
      <style:paragraph-properties fo:text-align="center"/>
    </style:style>
    <style:style style:name="T633" style:parent-style-name="DefaultParagraphFont" style:family="text">
      <style:text-properties style:font-name="Ubuntu" fo:font-weight="bold" style:font-weight-asian="bold" style:font-weight-complex="bold" fo:color="#000000"/>
    </style:style>
    <style:style style:name="T634" style:parent-style-name="DefaultParagraphFont" style:family="text">
      <style:text-properties style:font-name="Ubuntu" fo:font-weight="bold" style:font-weight-asian="bold" style:font-weight-complex="bold" fo:color="#FF9999"/>
    </style:style>
    <style:style style:name="T635" style:parent-style-name="DefaultParagraphFont" style:family="text">
      <style:text-properties style:font-name="Ubuntu" fo:font-weight="bold" style:font-weight-asian="bold" style:font-weight-complex="bold" fo:color="#000000"/>
    </style:style>
    <style:style style:name="P636" style:parent-style-name="Standard" style:family="paragraph">
      <style:paragraph-properties fo:text-align="center"/>
      <style:text-properties style:font-name="Ubuntu" fo:font-weight="bold" style:font-weight-asian="bold" style:font-weight-complex="bold" fo:color="#000000"/>
    </style:style>
    <style:style style:name="P637" style:parent-style-name="Standard" style:family="paragraph">
      <style:text-properties style:font-name="Ubuntu" fo:font-weight="bold" style:font-weight-asian="bold" style:font-weight-complex="bold" fo:color="#000000" fo:font-size="30pt" style:font-size-asian="30pt" style:font-size-complex="30pt" style:text-underline-type="single" style:text-underline-style="solid" style:text-underline-width="auto" style:text-underline-mode="continuous"/>
    </style:style>
    <style:style style:name="T638" style:parent-style-name="DefaultParagraphFont" style:family="text">
      <style:text-properties style:font-name="Ubuntu" fo:color="#000000"/>
    </style:style>
    <style:style style:name="T639" style:parent-style-name="DefaultParagraphFont" style:family="text">
      <style:text-properties style:font-name="Ubuntu"/>
    </style:style>
    <style:style style:name="T640" style:parent-style-name="DefaultParagraphFont" style:family="text">
      <style:text-properties style:font-name="Ubuntu"/>
    </style:style>
    <style:style style:name="T641" style:parent-style-name="DefaultParagraphFont" style:family="text">
      <style:text-properties style:font-name="Ubuntu" fo:font-style="italic" style:font-style-asian="italic" style:font-style-complex="italic"/>
    </style:style>
    <style:style style:name="T642" style:parent-style-name="DefaultParagraphFont" style:family="text">
      <style:text-properties style:font-name="Ubuntu"/>
    </style:style>
    <style:style style:name="T643" style:parent-style-name="DefaultParagraphFont" style:family="text">
      <style:text-properties style:font-name="Ubuntu" fo:color="#000000" style:text-underline-type="single" style:text-underline-style="solid" style:text-underline-width="auto" style:text-underline-mode="continuous"/>
    </style:style>
    <style:style style:name="P644" style:parent-style-name="Standard" style:family="paragraph">
      <style:paragraph-properties fo:text-align="center"/>
      <style:text-properties style:font-name="Ubuntu" fo:color="#000000"/>
    </style:style>
    <style:style style:name="P645" style:parent-style-name="Standard" style:family="paragraph">
      <style:paragraph-properties fo:text-align="center"/>
      <style:text-properties style:font-name="Ubuntu" fo:color="#000000"/>
    </style:style>
    <style:style style:name="P646" style:parent-style-name="Standard" style:family="paragraph">
      <style:paragraph-properties fo:text-align="center"/>
    </style:style>
    <style:style style:name="T647" style:parent-style-name="DefaultParagraphFont" style:family="text">
      <style:text-properties style:font-name="Ubuntu" fo:color="#000000"/>
    </style:style>
    <style:style style:name="T648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6600"/>
    </style:style>
    <style:style style:name="P649" style:parent-style-name="Standard" style:family="paragraph">
      <style:text-properties style:font-name="Ubuntu" style:font-name-asian="Ubuntu" style:font-name-complex="Ubuntu" fo:font-weight="bold" style:font-weight-asian="bold" style:font-weight-complex="bold" fo:color="#00CCFF" fo:font-size="14pt" style:font-size-asian="14pt" style:font-size-complex="14pt" style:text-underline-type="single" style:text-underline-style="solid" style:text-underline-width="auto" style:text-underline-mode="continuous"/>
    </style:style>
    <style:style style:name="T650" style:parent-style-name="DefaultParagraphFont" style:family="text">
      <style:text-properties style:font-name="Ubuntu" style:font-name-asian="Ubuntu" style:font-name-complex="Ubuntu" fo:color="#000000"/>
    </style:style>
    <style:style style:name="T651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652" style:parent-style-name="DefaultParagraphFont" style:family="text">
      <style:text-properties style:font-name="Ubuntu" style:font-name-asian="Ubuntu" style:font-name-complex="Ubuntu" fo:color="#000000"/>
    </style:style>
    <style:style style:name="T653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9933"/>
    </style:style>
    <style:style style:name="T65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655" style:parent-style-name="DefaultParagraphFont" style:family="text">
      <style:text-properties style:font-name="Ubuntu" style:font-name-asian="Ubuntu" style:font-name-complex="Ubuntu" fo:color="#000000"/>
    </style:style>
    <style:style style:name="T656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66FF"/>
    </style:style>
    <style:style style:name="T65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658" style:parent-style-name="DefaultParagraphFont" style:family="text">
      <style:text-properties style:font-name="Ubuntu" style:font-name-asian="Ubuntu" style:font-name-complex="Ubuntu" fo:color="#000000"/>
    </style:style>
    <style:style style:name="T659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66FF"/>
    </style:style>
    <style:style style:name="T660" style:parent-style-name="DefaultParagraphFont" style:family="text">
      <style:text-properties style:font-name="Ubuntu" style:font-name-asian="Ubuntu" style:font-name-complex="Ubuntu" fo:color="#000000"/>
    </style:style>
    <style:style style:name="T661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3333"/>
    </style:style>
    <style:style style:name="T662" style:parent-style-name="DefaultParagraphFont" style:family="text">
      <style:text-properties style:font-name="Ubuntu" style:font-name-asian="Ubuntu" style:font-name-complex="Ubuntu" fo:color="#000000"/>
    </style:style>
    <style:style style:name="T663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9933FF"/>
    </style:style>
    <style:style style:name="T664" style:parent-style-name="DefaultParagraphFont" style:family="text">
      <style:text-properties style:font-name="Ubuntu" style:font-name-asian="Ubuntu" style:font-name-complex="Ubuntu" fo:color="#000000"/>
    </style:style>
    <style:style style:name="T665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66FF"/>
    </style:style>
    <style:style style:name="T666" style:parent-style-name="DefaultParagraphFont" style:family="text">
      <style:text-properties style:font-name="Ubuntu" style:font-name-asian="Ubuntu" style:font-name-complex="Ubuntu" fo:color="#000000"/>
    </style:style>
    <style:style style:name="P667" style:parent-style-name="Standard" style:family="paragraph">
      <style:paragraph-properties fo:text-align="center"/>
    </style:style>
    <style:style style:name="T668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9933"/>
    </style:style>
    <style:style style:name="T669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T670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9933"/>
    </style:style>
    <style:style style:name="T671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3333"/>
    </style:style>
    <style:style style:name="T672" style:parent-style-name="DefaultParagraphFont" style:family="text">
      <style:text-properties style:font-name="Ubuntu" style:font-name-asian="Ubuntu" style:font-name-complex="Ubuntu" fo:color="#000000"/>
    </style:style>
    <style:style style:name="T673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66FF"/>
    </style:style>
    <style:style style:name="T674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T675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66FF"/>
    </style:style>
    <style:style style:name="T676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9933FF"/>
    </style:style>
    <style:style style:name="T677" style:parent-style-name="DefaultParagraphFont" style:family="text">
      <style:text-properties style:font-name="Ubuntu" style:font-name-asian="Ubuntu" style:font-name-complex="Ubuntu" fo:color="#000000"/>
    </style:style>
    <style:style style:name="T678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66FF"/>
    </style:style>
    <style:style style:name="T679" style:parent-style-name="DefaultParagraphFont" style:family="text">
      <style:text-properties style:font-name="Ubuntu" style:font-name-asian="Ubuntu" style:font-name-complex="Ubuntu" fo:color="#000000"/>
    </style:style>
    <style:style style:name="P680" style:parent-style-name="Standard" style:family="paragraph">
      <style:text-properties style:font-name="Ubuntu" fo:color="#000000"/>
    </style:style>
    <style:style style:name="P681" style:parent-style-name="Standard" style:family="paragraph">
      <style:text-properties style:font-name="Ubuntu" fo:color="#000000"/>
    </style:style>
    <style:style style:name="P682" style:parent-style-name="Standard" style:family="paragraph">
      <style:text-properties style:font-name="Ubuntu" fo:color="#000000"/>
    </style:style>
    <style:style style:name="P683" style:parent-style-name="Standard" style:family="paragraph">
      <style:paragraph-properties fo:text-align="center"/>
    </style:style>
    <style:style style:name="T684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9933"/>
    </style:style>
    <style:style style:name="T685" style:parent-style-name="DefaultParagraphFont" style:family="text">
      <style:text-properties style:font-name="Ubuntu" style:font-name-asian="Ubuntu" style:font-name-complex="Ubuntu" fo:color="#000000"/>
    </style:style>
    <style:style style:name="T686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T687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66FF"/>
    </style:style>
    <style:style style:name="T688" style:parent-style-name="DefaultParagraphFont" style:family="text">
      <style:text-properties style:font-name="Ubuntu" style:font-name-asian="Ubuntu" style:font-name-complex="Ubuntu" fo:color="#000000"/>
    </style:style>
    <style:style style:name="T689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66FF"/>
    </style:style>
    <style:style style:name="T690" style:parent-style-name="DefaultParagraphFont" style:family="text">
      <style:text-properties style:font-name="Ubuntu" style:font-name-asian="Ubuntu" style:font-name-complex="Ubuntu" fo:color="#000000"/>
    </style:style>
    <style:style style:name="T691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9933"/>
    </style:style>
    <style:style style:name="T692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T693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6666FF"/>
    </style:style>
    <style:style style:name="T694" style:parent-style-name="DefaultParagraphFont" style:family="text">
      <style:text-properties style:font-name="Ubuntu" style:font-name-asian="Ubuntu" style:font-name-complex="Ubuntu" fo:color="#000000"/>
    </style:style>
    <style:style style:name="T695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66FF"/>
    </style:style>
    <style:style style:name="T696" style:parent-style-name="DefaultParagraphFont" style:family="text">
      <style:text-properties style:font-name="Ubuntu" style:font-name-asian="Ubuntu" style:font-name-complex="Ubuntu" fo:color="#000000"/>
    </style:style>
    <style:style style:name="T697" style:parent-style-name="DefaultParagraphFont" style:family="text">
      <style:text-properties style:font-name="Ubuntu" style:font-name-asian="Ubuntu" style:font-name-complex="Ubuntu" fo:color="#000000" style:text-underline-type="single" style:text-underline-style="solid" style:text-underline-width="auto" style:text-underline-mode="continuous"/>
    </style:style>
    <style:style style:name="P698" style:parent-style-name="Standard" style:family="paragraph">
      <style:paragraph-properties fo:text-align="center"/>
    </style:style>
    <style:style style:name="T699" style:parent-style-name="DefaultParagraphFont" style:family="text">
      <style:text-properties style:font-name="Ubuntu" style:font-name-asian="Ubuntu" style:font-name-complex="Ubuntu" fo:color="#000000"/>
    </style:style>
    <style:style style:name="P700" style:parent-style-name="Standard" style:family="paragraph">
      <style:paragraph-properties fo:text-align="center"/>
    </style:style>
    <style:style style:name="T701" style:parent-style-name="DefaultParagraphFont" style:family="text">
      <style:text-properties style:font-name="Ubuntu" style:font-name-asian="Ubuntu" style:font-name-complex="Ubuntu" fo:color="#000000"/>
    </style:style>
    <style:style style:name="P702" style:parent-style-name="Standard" style:family="paragraph">
      <style:paragraph-properties fo:text-align="center"/>
    </style:style>
    <style:style style:name="T703" style:parent-style-name="DefaultParagraphFont" style:family="text">
      <style:text-properties style:font-name="Ubuntu" style:font-name-asian="Ubuntu" style:font-name-complex="Ubuntu" fo:color="#000000"/>
    </style:style>
    <style:style style:name="P704" style:parent-style-name="Standard" style:family="paragraph">
      <style:text-properties style:font-name="Ubuntu" fo:font-weight="bold" style:font-weight-asian="bold" style:font-weight-complex="bold" fo:color="#000000"/>
    </style:style>
    <style:style style:name="P705" style:parent-style-name="Standard" style:family="paragraph">
      <style:text-properties style:font-name="Ubuntu" fo:color="#000000"/>
    </style:style>
    <style:style style:name="T706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T707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 style:text-position="sub 66.6%"/>
    </style:style>
    <style:style style:name="T708" style:parent-style-name="DefaultParagraphFont" style:family="text">
      <style:text-properties style:font-name="Ubuntu" style:font-name-asian="Ubuntu" style:font-name-complex="Ubuntu" fo:color="#000000"/>
    </style:style>
    <style:style style:name="P709" style:parent-style-name="Standard" style:family="paragraph">
      <style:paragraph-properties fo:text-align="center"/>
    </style:style>
    <style:style style:name="T710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T711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 style:text-position="sub 66.6%"/>
    </style:style>
    <style:style style:name="T712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713" style:parent-style-name="Standard" style:family="paragraph">
      <style:paragraph-properties fo:text-align="center"/>
    </style:style>
    <style:style style:name="T714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T715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 style:text-position="sub 66.6%"/>
    </style:style>
    <style:style style:name="T716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717" style:parent-style-name="Standard" style:family="paragraph">
      <style:text-properties style:font-name="Ubuntu" style:font-name-asian="Ubuntu" style:font-name-complex="Ubuntu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18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19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0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1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2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3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4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5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6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7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8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29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30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31" style:parent-style-name="Standard" style:family="paragraph">
      <style:text-properties style:font-name="Ubuntu" style:font-name-asian="Ubuntu" style:font-name-complex="Ubuntu" fo:font-weight="bold" style:font-weight-asian="bold" style:font-weight-complex="bold" fo:color="#000000" fo:font-size="30pt" style:font-size-asian="30pt" style:font-size-complex="30pt" style:text-underline-type="single" style:text-underline-style="solid" style:text-underline-width="auto" style:text-underline-mode="continuous"/>
    </style:style>
    <style:style style:name="T732" style:parent-style-name="DefaultParagraphFont" style:family="text">
      <style:text-properties style:font-name="Ubuntu" style:font-name-asian="Ubuntu" style:font-name-complex="Ubuntu" fo:color="#000000"/>
    </style:style>
    <style:style style:name="T733" style:parent-style-name="DefaultParagraphFont" style:family="text">
      <style:text-properties style:font-name="Ubuntu" style:font-name-asian="Ubuntu" style:font-name-complex="Ubuntu" fo:color="#000000"/>
    </style:style>
    <style:style style:name="T73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35" style:parent-style-name="DefaultParagraphFont" style:family="text">
      <style:text-properties style:font-name="Ubuntu" style:font-name-asian="Ubuntu" style:font-name-complex="Ubuntu" fo:color="#000000"/>
    </style:style>
    <style:style style:name="T736" style:parent-style-name="DefaultParagraphFont" style:family="text">
      <style:text-properties style:font-name="Ubuntu" style:font-name-asian="Ubuntu" style:font-name-complex="Ubuntu" fo:color="#000000"/>
    </style:style>
    <style:style style:name="T73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38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39" style:parent-style-name="DefaultParagraphFont" style:family="text">
      <style:text-properties style:font-name="Ubuntu" style:font-name-asian="Ubuntu" style:font-name-complex="Ubuntu" fo:color="#000000"/>
    </style:style>
    <style:style style:name="T740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P741" style:parent-style-name="Standard" style:family="paragraph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42" style:parent-style-name="DefaultParagraphFont" style:family="text">
      <style:text-properties style:font-name="Ubuntu" style:font-name-asian="Ubuntu" style:font-name-complex="Ubuntu" fo:color="#000000"/>
    </style:style>
    <style:style style:name="T74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44" style:parent-style-name="DefaultParagraphFont" style:family="text">
      <style:text-properties style:font-name="Ubuntu" style:font-name-asian="Ubuntu" style:font-name-complex="Ubuntu" fo:color="#000000"/>
    </style:style>
    <style:style style:name="T745" style:parent-style-name="DefaultParagraphFont" style:family="text">
      <style:text-properties style:font-name="Ubuntu" style:font-name-asian="Ubuntu" style:font-name-complex="Ubuntu" fo:color="#000000"/>
    </style:style>
    <style:style style:name="T746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47" style:parent-style-name="DefaultParagraphFont" style:family="text">
      <style:text-properties style:font-name="Ubuntu" style:font-name-asian="Ubuntu" style:font-name-complex="Ubuntu" fo:color="#000000"/>
    </style:style>
    <style:style style:name="T748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49" style:parent-style-name="DefaultParagraphFont" style:family="text">
      <style:text-properties style:font-name="Ubuntu" style:font-name-asian="Ubuntu" style:font-name-complex="Ubuntu" fo:color="#000000"/>
    </style:style>
    <style:style style:name="P750" style:parent-style-name="Standard" style:family="paragraph">
      <style:text-properties style:font-name="Ubuntu" style:font-name-asian="Ubuntu" style:font-name-complex="Ubuntu" fo:color="#000000"/>
    </style:style>
    <style:style style:name="T751" style:parent-style-name="DefaultParagraphFont" style:family="text">
      <style:text-properties style:font-name="Ubuntu" style:font-name-asian="Ubuntu" style:font-name-complex="Ubuntu" fo:color="#000000"/>
    </style:style>
    <style:style style:name="T752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53" style:parent-style-name="DefaultParagraphFont" style:family="text">
      <style:text-properties style:font-name="Ubuntu" style:font-name-asian="Ubuntu" style:font-name-complex="Ubuntu" fo:color="#000000"/>
    </style:style>
    <style:style style:name="T75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55" style:parent-style-name="DefaultParagraphFont" style:family="text">
      <style:text-properties style:font-name="Ubuntu" style:font-name-asian="Ubuntu" style:font-name-complex="Ubuntu" fo:color="#000000"/>
    </style:style>
    <style:style style:name="T756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57" style:parent-style-name="DefaultParagraphFont" style:family="text">
      <style:text-properties style:font-name="Ubuntu" style:font-name-asian="Ubuntu" style:font-name-complex="Ubuntu" fo:color="#000000"/>
    </style:style>
    <style:style style:name="T758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59" style:parent-style-name="DefaultParagraphFont" style:family="text">
      <style:text-properties style:font-name="Ubuntu" style:font-name-asian="Ubuntu" style:font-name-complex="Ubuntu" fo:color="#000000"/>
    </style:style>
    <style:style style:name="T760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61" style:parent-style-name="DefaultParagraphFont" style:family="text">
      <style:text-properties style:font-name="Ubuntu" style:font-name-asian="Ubuntu" style:font-name-complex="Ubuntu" fo:color="#000000"/>
    </style:style>
    <style:style style:name="T762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63" style:parent-style-name="DefaultParagraphFont" style:family="text">
      <style:text-properties style:font-name="Ubuntu" style:font-name-asian="Ubuntu" style:font-name-complex="Ubuntu" fo:color="#000000"/>
    </style:style>
    <style:style style:name="T764" style:parent-style-name="DefaultParagraphFont" style:family="text">
      <style:text-properties style:font-name="Ubuntu" style:font-name-asian="Ubuntu" style:font-name-complex="Ubuntu" fo:color="#000000"/>
    </style:style>
    <style:style style:name="T76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66" style:parent-style-name="DefaultParagraphFont" style:family="text">
      <style:text-properties style:font-name="Ubuntu" style:font-name-asian="Ubuntu" style:font-name-complex="Ubuntu" fo:color="#000000"/>
    </style:style>
    <style:style style:name="T76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68" style:parent-style-name="DefaultParagraphFont" style:family="text">
      <style:text-properties style:font-name="Ubuntu" style:font-name-asian="Ubuntu" style:font-name-complex="Ubuntu" fo:color="#000000"/>
    </style:style>
    <style:style style:name="T76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70" style:parent-style-name="DefaultParagraphFont" style:family="text">
      <style:text-properties style:font-name="Ubuntu" style:font-name-asian="Ubuntu" style:font-name-complex="Ubuntu" fo:color="#000000"/>
    </style:style>
    <style:style style:name="T771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72" style:parent-style-name="DefaultParagraphFont" style:family="text">
      <style:text-properties style:font-name="Ubuntu" style:font-name-asian="Ubuntu" style:font-name-complex="Ubuntu" fo:color="#000000"/>
    </style:style>
    <style:style style:name="T77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74" style:parent-style-name="DefaultParagraphFont" style:family="text">
      <style:text-properties style:font-name="Ubuntu" style:font-name-asian="Ubuntu" style:font-name-complex="Ubuntu" fo:color="#000000"/>
    </style:style>
    <style:style style:name="P775" style:parent-style-name="Standard" style:family="paragraph">
      <style:paragraph-properties fo:text-align="center"/>
    </style:style>
    <style:style style:name="T776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77" style:parent-style-name="DefaultParagraphFont" style:family="text">
      <style:text-properties style:font-name="Ubuntu" style:font-name-asian="Ubuntu" style:font-name-complex="Ubuntu" fo:color="#000000"/>
    </style:style>
    <style:style style:name="T778" style:parent-style-name="DefaultParagraphFont" style:family="text">
      <style:text-properties style:font-name="Ubuntu" style:font-name-asian="Ubuntu" style:font-name-complex="Ubuntu" fo:color="#000000"/>
    </style:style>
    <style:style style:name="T779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780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3333"/>
    </style:style>
    <style:style style:name="T781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3333"/>
    </style:style>
    <style:style style:name="T782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83" style:parent-style-name="DefaultParagraphFont" style:family="text">
      <style:text-properties style:font-name="Ubuntu" style:font-name-asian="Ubuntu" style:font-name-complex="Ubuntu" fo:color="#000000"/>
    </style:style>
    <style:style style:name="T78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85" style:parent-style-name="DefaultParagraphFont" style:family="text">
      <style:text-properties style:font-name="Ubuntu" style:font-name-asian="Ubuntu" style:font-name-complex="Ubuntu" fo:color="#000000"/>
    </style:style>
    <style:style style:name="T786" style:parent-style-name="DefaultParagraphFont" style:family="text">
      <style:text-properties style:font-name="Ubuntu" style:font-name-asian="Ubuntu" style:font-name-complex="Ubuntu" fo:color="#000000"/>
    </style:style>
    <style:style style:name="T787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788" style:parent-style-name="DefaultParagraphFont" style:family="text">
      <style:text-properties style:font-name="Ubuntu" style:font-name-asian="Ubuntu" style:font-name-complex="Ubuntu" fo:font-weight="bold" style:font-weight-asian="bold" style:font-weight-complex="bold" fo:color="#FF3333"/>
    </style:style>
    <style:style style:name="T78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90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91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92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93" style:parent-style-name="DefaultParagraphFont" style:family="text">
      <style:text-properties style:font-name="Ubuntu" style:font-name-asian="Ubuntu" style:font-name-complex="Ubuntu" fo:color="#000000"/>
    </style:style>
    <style:style style:name="T79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95" style:parent-style-name="DefaultParagraphFont" style:family="text">
      <style:text-properties style:font-name="Ubuntu" style:font-name-asian="Ubuntu" style:font-name-complex="Ubuntu" fo:color="#000000"/>
    </style:style>
    <style:style style:name="T796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79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798" style:parent-style-name="DefaultParagraphFont" style:family="text">
      <style:text-properties style:font-name="Ubuntu" style:font-name-asian="Ubuntu" style:font-name-complex="Ubuntu" fo:color="#000000"/>
    </style:style>
    <style:style style:name="T79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00" style:parent-style-name="DefaultParagraphFont" style:family="text">
      <style:text-properties style:font-name="Ubuntu" style:font-name-asian="Ubuntu" style:font-name-complex="Ubuntu" fo:color="#000000"/>
    </style:style>
    <style:style style:name="T801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802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0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0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0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06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0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08" style:parent-style-name="DefaultParagraphFont" style:family="text">
      <style:text-properties style:font-name="Ubuntu" style:font-name-asian="Ubuntu" style:font-name-complex="Ubuntu" fo:color="#000000"/>
    </style:style>
    <style:style style:name="T80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10" style:parent-style-name="DefaultParagraphFont" style:family="text">
      <style:text-properties style:font-name="Ubuntu" style:font-name-asian="Ubuntu" style:font-name-complex="Ubuntu" fo:color="#000000"/>
    </style:style>
    <style:style style:name="T811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812" style:parent-style-name="DefaultParagraphFont" style:family="text">
      <style:text-properties style:font-name="Ubuntu" style:font-name-asian="Ubuntu" style:font-name-complex="Ubuntu" fo:color="#000000"/>
    </style:style>
    <style:style style:name="T81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14" style:parent-style-name="DefaultParagraphFont" style:family="text">
      <style:text-properties style:font-name="Ubuntu" style:font-name-asian="Ubuntu" style:font-name-complex="Ubuntu" fo:color="#000000"/>
    </style:style>
    <style:style style:name="T815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816" style:parent-style-name="DefaultParagraphFont" style:family="text">
      <style:text-properties style:font-name="Ubuntu" style:font-name-asian="Ubuntu" style:font-name-complex="Ubuntu" fo:color="#000000"/>
    </style:style>
    <style:style style:name="T817" style:parent-style-name="DefaultParagraphFont" style:family="text">
      <style:text-properties style:font-name="Ubuntu" style:font-name-asian="Ubuntu" style:font-name-complex="Ubuntu" fo:color="#000000"/>
    </style:style>
    <style:style style:name="T818" style:parent-style-name="DefaultParagraphFont" style:family="text">
      <style:text-properties style:font-name="Ubuntu" style:font-name-asian="Ubuntu" style:font-name-complex="Ubuntu" fo:color="#000000"/>
    </style:style>
    <style:style style:name="T819" style:parent-style-name="DefaultParagraphFont" style:family="text">
      <style:text-properties style:font-name="Ubuntu" style:font-name-asian="Ubuntu" style:font-name-complex="Ubuntu" fo:color="#000000"/>
    </style:style>
    <style:style style:name="T820" style:parent-style-name="DefaultParagraphFont" style:family="text">
      <style:text-properties style:font-name="Ubuntu" style:font-name-asian="Ubuntu" style:font-name-complex="Ubuntu" fo:color="#000000"/>
    </style:style>
    <style:style style:name="T821" style:parent-style-name="DefaultParagraphFont" style:family="text">
      <style:text-properties style:font-name="Ubuntu" style:font-name-asian="Ubuntu" style:font-name-complex="Ubuntu" fo:color="#000000"/>
    </style:style>
    <style:style style:name="T822" style:parent-style-name="DefaultParagraphFont" style:family="text">
      <style:text-properties style:font-name="Ubuntu" style:font-name-asian="Ubuntu" style:font-name-complex="Ubuntu" fo:color="#000000"/>
    </style:style>
    <style:style style:name="T82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24" style:parent-style-name="DefaultParagraphFont" style:family="text">
      <style:text-properties style:font-name="Ubuntu" style:font-name-asian="Ubuntu" style:font-name-complex="Ubuntu" fo:color="#000000"/>
    </style:style>
    <style:style style:name="T82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26" style:parent-style-name="DefaultParagraphFont" style:family="text">
      <style:text-properties style:font-name="Ubuntu" style:font-name-asian="Ubuntu" style:font-name-complex="Ubuntu" fo:color="#000000"/>
    </style:style>
    <style:style style:name="T827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828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829" style:parent-style-name="DefaultParagraphFont" style:family="text">
      <style:text-properties style:font-name="Ubuntu" style:font-name-asian="Ubuntu" style:font-name-complex="Ubuntu" fo:color="#000000"/>
    </style:style>
    <style:style style:name="T830" style:parent-style-name="DefaultParagraphFont" style:family="text">
      <style:text-properties style:font-name="Ubuntu" style:font-name-asian="Ubuntu" style:font-name-complex="Ubuntu" fo:color="#000000" style:text-position="sub 66.6%"/>
    </style:style>
    <style:style style:name="T831" style:parent-style-name="DefaultParagraphFont" style:family="text">
      <style:text-properties style:font-name="Ubuntu" style:font-name-asian="Ubuntu" style:font-name-complex="Ubuntu" fo:color="#000000"/>
    </style:style>
    <style:style style:name="T832" style:parent-style-name="DefaultParagraphFont" style:family="text">
      <style:text-properties style:font-name="Ubuntu" style:font-name-asian="Ubuntu" style:font-name-complex="Ubuntu" fo:color="#000000"/>
    </style:style>
    <style:style style:name="P833" style:parent-style-name="Standard" style:family="paragraph">
      <style:text-properties style:font-name="Ubuntu" style:font-name-asian="Ubuntu" style:font-name-complex="Ubuntu" fo:color="#000000"/>
    </style:style>
    <style:style style:name="T834" style:parent-style-name="DefaultParagraphFont" style:family="text">
      <style:text-properties style:font-name="Ubuntu" style:font-name-asian="Ubuntu" style:font-name-complex="Ubuntu" fo:color="#000000"/>
    </style:style>
    <style:style style:name="T83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36" style:parent-style-name="DefaultParagraphFont" style:family="text">
      <style:text-properties style:font-name="Ubuntu" style:font-name-asian="Ubuntu" style:font-name-complex="Ubuntu" fo:color="#000000"/>
    </style:style>
    <style:style style:name="T83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38" style:parent-style-name="DefaultParagraphFont" style:family="text">
      <style:text-properties style:font-name="Ubuntu" style:font-name-asian="Ubuntu" style:font-name-complex="Ubuntu" fo:color="#000000"/>
    </style:style>
    <style:style style:name="T83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40" style:parent-style-name="DefaultParagraphFont" style:family="text">
      <style:text-properties style:font-name="Ubuntu" style:font-name-asian="Ubuntu" style:font-name-complex="Ubuntu" fo:color="#000000"/>
    </style:style>
    <style:style style:name="T841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42" style:parent-style-name="DefaultParagraphFont" style:family="text">
      <style:text-properties style:font-name="Ubuntu" style:font-name-asian="Ubuntu" style:font-name-complex="Ubuntu" fo:color="#000000"/>
    </style:style>
    <style:style style:name="T84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44" style:parent-style-name="DefaultParagraphFont" style:family="text">
      <style:text-properties style:font-name="Ubuntu" style:font-name-asian="Ubuntu" style:font-name-complex="Ubuntu" fo:color="#000000"/>
    </style:style>
    <style:style style:name="T84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46" style:parent-style-name="DefaultParagraphFont" style:family="text">
      <style:text-properties style:font-name="Ubuntu" style:font-name-asian="Ubuntu" style:font-name-complex="Ubuntu" fo:color="#000000"/>
    </style:style>
    <style:style style:name="T84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48" style:parent-style-name="DefaultParagraphFont" style:family="text">
      <style:text-properties style:font-name="Ubuntu" style:font-name-asian="Ubuntu" style:font-name-complex="Ubuntu" fo:color="#000000"/>
    </style:style>
    <style:style style:name="T84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50" style:parent-style-name="DefaultParagraphFont" style:family="text">
      <style:text-properties style:font-name="Ubuntu" style:font-name-asian="Ubuntu" style:font-name-complex="Ubuntu" fo:color="#000000"/>
    </style:style>
    <style:style style:name="T851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52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FFFF"/>
    </style:style>
    <style:style style:name="T85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854" style:parent-style-name="DefaultParagraphFont" style:family="text">
      <style:text-properties style:font-name="Ubuntu" style:font-name-asian="Ubuntu" style:font-name-complex="Ubuntu" fo:color="#000000"/>
    </style:style>
    <style:style style:name="T85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P856" style:parent-style-name="Standard" style:family="paragraph">
      <style:paragraph-properties fo:text-align="center"/>
    </style:style>
    <style:style style:name="T85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P858" style:parent-style-name="Standard" style:family="paragraph">
      <style:paragraph-properties fo:text-align="center"/>
      <style:text-properties style:font-name="Ubuntu" style:font-name-asian="Ubuntu" style:font-name-complex="Ubuntu" fo:font-style="italic" style:font-style-asian="italic" style:font-style-complex="italic" fo:color="#000000"/>
    </style:style>
    <style:style style:name="P859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60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61" style:parent-style-name="Normal" style:family="paragraph">
      <style:paragraph-properties style:vertical-align="auto"/>
      <style:text-properties fo:hyphenate="true"/>
    </style:style>
    <style:style style:name="T86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63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P864" style:parent-style-name="Normal" style:family="paragraph">
      <style:paragraph-properties style:vertical-align="auto"/>
      <style:text-properties fo:hyphenate="true"/>
    </style:style>
    <style:style style:name="T865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6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6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868" style:parent-style-name="Normal" style:family="paragraph">
      <style:paragraph-properties style:vertical-align="auto"/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 fo:hyphenate="true"/>
    </style:style>
    <style:style style:name="P869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70" style:parent-style-name="Normal" style:family="paragraph">
      <style:paragraph-properties style:vertical-align="auto"/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 fo:hyphenate="true"/>
    </style:style>
    <style:style style:name="P871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72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73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74" style:parent-style-name="Normal" style:family="paragraph">
      <style:paragraph-properties style:vertical-align="auto"/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 fo:hyphenate="true"/>
    </style:style>
    <style:style style:name="P875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76" style:parent-style-name="Normal" style:family="paragraph">
      <style:paragraph-properties style:vertical-align="auto"/>
      <style:text-properties fo:hyphenate="true"/>
    </style:style>
    <style:style style:name="T877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P878" style:parent-style-name="Normal" style:family="paragraph">
      <style:paragraph-properties style:vertical-align="auto"/>
      <style:text-properties style:font-name="Ubuntu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79" style:parent-style-name="Normal" style:family="paragraph">
      <style:paragraph-properties style:vertical-align="auto"/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 fo:hyphenate="true"/>
    </style:style>
    <style:style style:name="P880" style:parent-style-name="Normal" style:family="paragraph">
      <style:paragraph-properties style:vertical-align="auto"/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 fo:hyphenate="true"/>
    </style:style>
    <style:style style:name="P881" style:parent-style-name="Normal" style:family="paragraph">
      <style:paragraph-properties style:vertical-align="auto"/>
      <style:text-properties fo:hyphenate="true"/>
    </style:style>
    <style:style style:name="T88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83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84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85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8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87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888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89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90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91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89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93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94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95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89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97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898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899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00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01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0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03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04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05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06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0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08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09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10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11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12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13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14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15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1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1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18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19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20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21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22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23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24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25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26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2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28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29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930" style:parent-style-name="Normal" style:family="paragraph">
      <style:paragraph-properties style:vertical-align="auto"/>
      <style:text-properties fo:hyphenate="true"/>
    </style:style>
    <style:style style:name="T931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3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33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34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35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3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3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38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39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940" style:parent-style-name="Normal" style:family="paragraph">
      <style:paragraph-properties style:vertical-align="auto"/>
      <style:text-properties fo:hyphenate="true"/>
    </style:style>
    <style:style style:name="T941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42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43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44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P945" style:parent-style-name="Normal" style:family="paragraph">
      <style:paragraph-properties style:vertical-align="auto"/>
      <style:text-properties fo:hyphenate="true"/>
    </style:style>
    <style:style style:name="T94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4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48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49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50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51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5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53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54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955" style:parent-style-name="Normal" style:family="paragraph">
      <style:paragraph-properties style:vertical-align="auto"/>
      <style:text-properties fo:hyphenate="true"/>
    </style:style>
    <style:style style:name="T956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57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58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59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960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61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962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63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P964" style:parent-style-name="Normal" style:family="paragraph">
      <style:paragraph-properties style:vertical-align="auto"/>
      <style:text-properties fo:hyphenate="true"/>
    </style:style>
    <style:style style:name="T965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6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67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68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69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70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71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7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973" style:parent-style-name="Normal" style:family="paragraph">
      <style:paragraph-properties style:vertical-align="auto"/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 fo:hyphenate="true"/>
    </style:style>
    <style:style style:name="P974" style:parent-style-name="Normal" style:family="paragraph">
      <style:paragraph-properties style:vertical-align="auto"/>
      <style:text-properties fo:hyphenate="true"/>
    </style:style>
    <style:style style:name="T975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7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77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78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79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80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81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82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983" style:parent-style-name="Normal" style:family="paragraph">
      <style:paragraph-properties style:vertical-align="auto"/>
      <style:text-properties fo:hyphenate="true"/>
    </style:style>
    <style:style style:name="T984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85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86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87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88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89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90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991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P992" style:parent-style-name="Normal" style:family="paragraph">
      <style:paragraph-properties style:vertical-align="auto"/>
      <style:text-properties fo:hyphenate="true"/>
    </style:style>
    <style:style style:name="T993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94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995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96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97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98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999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00" style:parent-style-name="DefaultParagraphFont" style:family="text">
      <style:text-properties style:font-name="Ubuntu" style:font-name-asian="Times New Roman" style:font-name-complex="Times New Roman" style:letter-kerning="false" style:text-position="super 66.6%" style:language-asian="en" style:country-asian="US" style:language-complex="ar" style:country-complex="SA"/>
    </style:style>
    <style:style style:name="T1001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1002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03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04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05" style:parent-style-name="DefaultParagraphFont" style:family="text">
      <style:text-properties style:font-name="Ubuntu" style:font-name-asian="Times New Roman" style:font-name-complex="Times New Roman" style:letter-kerning="false" style:text-position="super 66.6%" style:language-asian="en" style:country-asian="US" style:language-complex="ar" style:country-complex="SA"/>
    </style:style>
    <style:style style:name="T1006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0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1008" style:parent-style-name="Normal" style:family="paragraph">
      <style:paragraph-properties style:vertical-align="auto"/>
      <style:text-properties fo:hyphenate="true"/>
    </style:style>
    <style:style style:name="T1009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0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1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2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13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4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5" style:parent-style-name="DefaultParagraphFont" style:family="text">
      <style:text-properties style:font-name="Ubuntu" style:font-name-asian="Times New Roman" style:font-name-complex="Times New Roman" fo:color="#FF0000" style:letter-kerning="false" style:text-position="super 66.6%" style:language-asian="en" style:country-asian="US" style:language-complex="ar" style:country-complex="SA"/>
    </style:style>
    <style:style style:name="T1016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7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8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19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20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21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22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23" style:parent-style-name="DefaultParagraphFont" style:family="text">
      <style:text-properties style:font-name="Ubuntu" style:font-name-asian="Times New Roman" style:font-name-complex="Arial" fo:color="#FF0000" style:letter-kerning="false" style:text-position="super 66.6%" style:language-asian="en" style:country-asian="US" style:language-complex="ar" style:country-complex="SA"/>
    </style:style>
    <style:style style:name="T1024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P1025" style:parent-style-name="Normal" style:family="paragraph">
      <style:paragraph-properties style:vertical-align="auto"/>
      <style:text-properties fo:hyphenate="true"/>
    </style:style>
    <style:style style:name="T1026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1027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1028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29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30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31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32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33" style:parent-style-name="DefaultParagraphFont" style:family="text">
      <style:text-properties style:font-name="Ubuntu" style:font-name-asian="Times New Roman" style:font-name-complex="Times New Roman" style:letter-kerning="false" style:text-position="super 66.6%" style:language-asian="en" style:country-asian="US" style:language-complex="ar" style:country-complex="SA"/>
    </style:style>
    <style:style style:name="T1034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T1035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36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37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38" style:parent-style-name="DefaultParagraphFont" style:family="text">
      <style:text-properties style:font-name="Ubuntu" style:font-name-asian="Times New Roman" style:font-name-complex="Times New Roman" style:letter-kerning="false" style:text-position="super 66.6%" style:language-asian="en" style:country-asian="US" style:language-complex="ar" style:country-complex="SA"/>
    </style:style>
    <style:style style:name="T1039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040" style:parent-style-name="DefaultParagraphFont" style:family="text">
      <style:text-properties style:font-name="Ubuntu" style:font-name-asian="Times New Roman" style:font-name-complex="Times New Roman" style:letter-kerning="false" style:language-asian="en" style:country-asian="US" style:language-complex="ar" style:country-complex="SA"/>
    </style:style>
    <style:style style:name="P1041" style:parent-style-name="Normal" style:family="paragraph">
      <style:paragraph-properties style:vertical-align="auto" fo:text-indent="0.4923in"/>
      <style:text-properties fo:hyphenate="true"/>
    </style:style>
    <style:style style:name="T1042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43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44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45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46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47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48" style:parent-style-name="DefaultParagraphFont" style:family="text">
      <style:text-properties style:font-name="Ubuntu" style:font-name-asian="Times New Roman" style:font-name-complex="Times New Roman" fo:color="#FF0000" style:letter-kerning="false" style:text-position="super 66.6%" style:language-asian="en" style:country-asian="US" style:language-complex="ar" style:country-complex="SA"/>
    </style:style>
    <style:style style:name="T1049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50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51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52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53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54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55" style:parent-style-name="DefaultParagraphFont" style:family="text"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/>
    </style:style>
    <style:style style:name="T1056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57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58" style:parent-style-name="DefaultParagraphFont" style:family="text">
      <style:text-properties style:font-name="Ubuntu" style:font-name-asian="Times New Roman" style:font-name-complex="Arial" fo:color="#FF0000" style:letter-kerning="false" style:text-position="super 66.6%" style:language-asian="en" style:country-asian="US" style:language-complex="ar" style:country-complex="SA"/>
    </style:style>
    <style:style style:name="T1059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T1060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P1061" style:parent-style-name="Normal" style:family="paragraph">
      <style:paragraph-properties style:vertical-align="auto" fo:text-indent="0.4923in"/>
      <style:text-properties style:font-name="Ubuntu" style:font-name-asian="Times New Roman" style:font-name-complex="Times New Roman" fo:color="#FF0000" style:letter-kerning="false" style:language-asian="en" style:country-asian="US" style:language-complex="ar" style:country-complex="SA" fo:hyphenate="true"/>
    </style:style>
    <style:style style:name="P1062" style:parent-style-name="Standard" style:family="paragraph">
      <style:text-properties style:font-name="Ubuntu" style:font-name-asian="Ubuntu" style:font-name-complex="Ubuntu" style:font-style-complex="italic" fo:color="#000000"/>
    </style:style>
    <style:style style:name="T1063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64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6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66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6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68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6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70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71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72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7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74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75" style:parent-style-name="DefaultParagraphFont" style:family="text">
      <style:text-properties style:font-name="Ubuntu" style:font-name-asian="Ubuntu" style:font-name-complex="Ubuntu" style:font-style-complex="italic" fo:color="#FF0000" style:text-position="sub 66.6%"/>
    </style:style>
    <style:style style:name="T1076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77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78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79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80" style:parent-style-name="DefaultParagraphFont" style:family="text">
      <style:text-properties style:font-name="Ubuntu" style:font-name-asian="Ubuntu" style:font-name-complex="Ubuntu" style:font-style-complex="italic" fo:color="#FF0000" style:text-position="sub 66.6%"/>
    </style:style>
    <style:style style:name="T1081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P1082" style:parent-style-name="Standard" style:family="paragraph">
      <style:text-properties style:font-name="Ubuntu" style:font-name-asian="Ubuntu" style:font-name-complex="Ubuntu" style:font-style-complex="italic" fo:color="#FF0000"/>
    </style:style>
    <style:style style:name="T1083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8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85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86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87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88" style:parent-style-name="DefaultParagraphFont" style:family="text">
      <style:text-properties style:font-name="Ubuntu" style:font-name-asian="Ubuntu" style:font-name-complex="Ubuntu" style:font-style-complex="italic" fo:color="#FF0000" style:text-position="sub 66.6%"/>
    </style:style>
    <style:style style:name="T1089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90" style:parent-style-name="DefaultParagraphFont" style:family="text">
      <style:text-properties style:font-name="Ubuntu" style:font-name-asian="Ubuntu" style:font-name-complex="Ubuntu" style:font-style-complex="italic" fo:color="#FF0000" style:text-position="sub 66.6%"/>
    </style:style>
    <style:style style:name="T1091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92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93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T1094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FF0000"/>
    </style:style>
    <style:style style:name="T1095" style:parent-style-name="DefaultParagraphFont" style:family="text">
      <style:text-properties style:font-name="Ubuntu" style:font-name-asian="Ubuntu" style:font-name-complex="Ubuntu" style:font-style-complex="italic" fo:color="#FF0000"/>
    </style:style>
    <style:style style:name="P1096" style:parent-style-name="Standard" style:family="paragraph">
      <style:text-properties style:font-name="Ubuntu" style:font-name-asian="Ubuntu" style:font-name-complex="Ubuntu" style:font-style-complex="italic" fo:color="#FF0000"/>
    </style:style>
    <style:style style:name="T1097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098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09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1100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01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1102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0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1104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05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1106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07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1108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09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1110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P1111" style:parent-style-name="Standard" style:family="paragraph">
      <style:text-properties style:font-name="Ubuntu" style:font-name-asian="Ubuntu" style:font-name-complex="Ubuntu" style:font-style-complex="italic" fo:color="#000000"/>
    </style:style>
    <style:style style:name="T1112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13" style:parent-style-name="DefaultParagraphFont" style:family="text">
      <style:text-properties style:font-name="Ubuntu" style:font-name-asian="Ubuntu" style:font-name-complex="Ubuntu" fo:font-style="italic" style:font-style-asian="italic" style:font-style-complex="italic" fo:color="#000000"/>
    </style:style>
    <style:style style:name="T1114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15" style:parent-style-name="DefaultParagraphFont" style:family="text">
      <style:text-properties style:font-name="Ubuntu" style:font-name-asian="Ubuntu" style:font-name-complex="Ubuntu" style:font-style-complex="italic" fo:color="#000000"/>
    </style:style>
    <style:style style:name="T1116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117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118" style:parent-style-name="DefaultParagraphFont" style:family="text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T1119" style:parent-style-name="DefaultParagraphFont" style:family="text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P1120" style:parent-style-name="Standard" style:family="paragraph"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P1121" style:parent-style-name="Standard" style:family="paragraph">
      <style:text-properties style:font-name="Ubuntu" style:font-name-asian="Times New Roman" style:font-name-complex="Arial" fo:color="#000000" style:letter-kerning="false" style:language-asian="en" style:country-asian="US" style:language-complex="ar" style:country-complex="SA"/>
    </style:style>
    <style:style style:name="P1122" style:parent-style-name="Standard" style:family="paragraph">
      <style:paragraph-properties fo:text-align="center"/>
      <style:text-properties style:font-name="Ubuntu" style:font-name-asian="Times New Roman" style:font-name-complex="Arial" fo:color="#FF0000" style:letter-kerning="false" style:language-asian="en" style:country-asian="US" style:language-complex="ar" style:country-complex="SA"/>
    </style:style>
    <style:style style:name="P1123" style:parent-style-name="Standard" style:family="paragraph">
      <style:text-properties style:font-name="Ubuntu" style:font-name-asian="Times New Roman" style:font-name-complex="Arial" style:letter-kerning="false" style:language-asian="en" style:country-asian="US" style:language-complex="ar" style:country-complex="SA"/>
    </style:style>
    <style:style style:name="P1124" style:parent-style-name="Standard" style:family="paragraph">
      <style:text-properties style:font-name="Ubuntu" style:font-name-asian="Ubuntu" style:font-name-complex="Ubuntu" style:font-style-complex="italic" fo:color="#000000" fo:font-size="11pt" style:font-size-asian="11pt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Chapter 4</text:p>
      <text:p text:style-name="P2">Division</text:p>
      <text:p text:style-name="Standard"><text:span text:style-name="T3"><text:tab/>When one integer is divided by a second<text:s/></text:span><text:span text:style-name="T4">nonzero integer</text:span><text:span text:style-name="T5">, the quotient may or may not be an<text:s/></text:span><text:span text:style-name="T6">integer</text:span><text:span text:style-name="T7">.</text:span></text:p>
      <text:p text:style-name="P8"/>
      <text:p text:style-name="P9">EX</text:p>
      <text:p text:style-name="P10"><text:span text:style-name="T11"><text:tab/></text:span><draw:frame draw:style-name="a0" text:anchor-type="as-char" svg:x="0in" svg:y="0in" svg:width="0.1875in" svg:height="0.375in" style:rel-width="scale" style:rel-height="scale"><draw:object xlink:href="Object 1/" xlink:type="simple" xlink:show="embed" xlink:actuate="onLoad"/></draw:frame><text:span text:style-name="T12">= 3<text:s/></text:span><text:span text:style-name="T13">√</text:span><text:span text:style-name="T14"><text:s/></text:span><text:span text:style-name="T15">,<text:s/></text:span><draw:frame draw:style-name="a1" text:anchor-type="as-char" svg:x="0in" svg:y="0in" svg:width="0.1875in" svg:height="0.375in" style:rel-width="scale" style:rel-height="scale"><draw:object xlink:href="Object 2/" xlink:type="simple" xlink:show="embed" xlink:actuate="onLoad"/></draw:frame><text:span text:style-name="T16">= 2.75<text:s/></text:span><text:span text:style-name="T17">x</text:span></text:p>
      <text:p text:style-name="P18"/>
      <text:p text:style-name="P19">DEFINITION</text:p>
      <text:p text:style-name="P20"><text:span text:style-name="T21">If<text:s/></text:span><text:span text:style-name="T22">A</text:span><text:span text:style-name="T23"><text:s/>and<text:s/></text:span><text:span text:style-name="T24">B</text:span><text:span text:style-name="T25"><text:s/>are integers with<text:s/></text:span><text:span text:style-name="T26">A</text:span><text:span text:style-name="T27"><text:s/>!= 0, we say that<text:s/></text:span><text:span text:style-name="T28">A</text:span><text:span text:style-name="T29"><text:s/></text:span><text:span text:style-name="T30">divides</text:span><text:span text:style-name="T31"><text:s/></text:span><text:span text:style-name="T32">B</text:span><text:span text:style-name="T33">,i</text:span><text:span text:style-name="T34">f there is an integer<text:s/></text:span><text:span text:style-name="T35">C<text:s/></text:span><text:span text:style-name="T36">, such that<text:s/></text:span><text:span text:style-name="T37">B<text:s/></text:span><text:span text:style-name="T38">=<text:s/></text:span><text:span text:style-name="T39">A</text:span><text:span text:style-name="T40">C</text:span><text:span text:style-name="T41">. When<text:s/></text:span><text:span text:style-name="T42">A<text:s/></text:span><text:span text:style-name="T43">divides<text:s/></text:span><text:span text:style-name="T44">B</text:span><text:span text:style-name="T45"><text:s/></text:span><text:span text:style-name="T46">we say that<text:s/></text:span><text:span text:style-name="T47">A<text:s/></text:span><text:span text:style-name="T48">is a<text:s/></text:span><text:span text:style-name="T49">factor</text:span><text:span text:style-name="T50"><text:s/>or<text:s/></text:span><text:span text:style-name="T51">divisor<text:s/></text:span><text:span text:style-name="T52">of<text:s/></text:span><text:span text:style-name="T53">B</text:span><text:span text:style-name="T54">, and that is a<text:s/></text:span><text:span text:style-name="T55">B</text:span><text:span text:style-name="T56"><text:s/></text:span><text:span text:style-name="T57">multiple</text:span><text:span text:style-name="T58"><text:s/>of<text:s/></text:span><text:span text:style-name="T59">A</text:span><text:span text:style-name="T60">. The notation<text:s/></text:span><text:span text:style-name="T61">A</text:span><text:span text:style-name="T62">|</text:span><text:span text:style-name="T63">B</text:span><text:span text:style-name="T64"><text:s/>denotes<text:s/></text:span><text:span text:style-name="T65">A</text:span><text:span text:style-name="T66"><text:s/></text:span><text:span text:style-name="T67">divides</text:span><text:span text:style-name="T68"><text:s/></text:span><text:span text:style-name="T69">B</text:span><text:span text:style-name="T70">. We write<text:s/></text:span><text:span text:style-name="T71">A</text:span><text:span text:style-name="T72">∤</text:span><text:span text:style-name="T73">B</text:span><text:span text:style-name="T74"><text:s/></text:span><text:bookmark-start text:name="MathJax-Span-38"/><text:bookmark-end text:name="MathJax-Span-38"/><text:span text:style-name="T75">, when does<text:s/></text:span><text:span text:style-name="T76">A<text:s/></text:span><text:span text:style-name="T77">not divide into<text:s/></text:span><text:span text:style-name="T78">B</text:span><text:span text:style-name="T79">.</text:span></text:p>
      <text:p text:style-name="P80"><text:span text:style-name="T81">A</text:span><text:span text:style-name="T82">|</text:span><text:span text:style-name="T83">B<text:s/></text:span><text:span text:style-name="T84">&lt;=&gt;</text:span><text:span text:style-name="T85"><text:s/>B</text:span><text:span text:style-name="T86">/</text:span><text:span text:style-name="T87">A<text:s/></text:span><text:span text:style-name="T88">=</text:span><text:span text:style-name="T89"><text:s/></text:span><text:span text:style-name="T90">K</text:span></text:p>
      <text:p text:style-name="P91"/>
      <text:p text:style-name="Standard"><text:span text:style-name="T92">EX</text:span></text:p>
      <text:p text:style-name="Standard"><text:span text:style-name="T93"><text:tab/>(1) Determine whether 3|7 and 3|12.</text:span></text:p>
      <text:p text:style-name="P94"/>
      <text:p text:style-name="P95">Solution:</text:p>
      <text:p text:style-name="Standard"><text:span text:style-name="T96"><text:tab/><text:s/></text:span><draw:frame draw:style-name="a2" text:anchor-type="as-char" svg:x="0in" svg:y="0in" svg:width="0.09375in" svg:height="0.375in" style:rel-width="scale" style:rel-height="scale"><draw:object xlink:href="Object 3/" xlink:type="simple" xlink:show="embed" xlink:actuate="onLoad"/></draw:frame><text:span text:style-name="T97">= <text:s/>3.5 , which is not an integer , thus 3∤7</text:span></text:p>
      <text:p text:style-name="Standard"><text:span text:style-name="T98"><text:tab/><text:s/></text:span><draw:frame draw:style-name="a3" text:anchor-type="as-char" svg:x="0in" svg:y="0in" svg:width="0.1875in" svg:height="0.375in" style:rel-width="scale" style:rel-height="scale"><draw:object xlink:href="Object 4/" xlink:type="simple" xlink:show="embed" xlink:actuate="onLoad"/></draw:frame><text:span text:style-name="T99">= 3 <text:s text:c="3"/>, which is an integer , thus 3|12 <text:s/></text:span><text:span text:style-name="T100"><text:tab/></text:span></text:p>
      <text:p text:style-name="P101"><text:tab/></text:p>
      <text:p text:style-name="P102"><text:span text:style-name="T103">(2) Let<text:s/></text:span><text:span text:style-name="T104">n</text:span><text:span text:style-name="T105"><text:s/>and<text:s/></text:span><text:span text:style-name="T106">d</text:span><text:span text:style-name="T107"><text:s/>be positive integers. How many positive integers are not exceeding<text:s/></text:span><text:span text:style-name="T108">n</text:span><text:span text:style-name="T109"><text:s/>are divisible by<text:s/></text:span><text:span text:style-name="T110">d</text:span><text:span text:style-name="T111">?</text:span></text:p>
      <text:p text:style-name="P112"/>
      <text:p text:style-name="P113">Solution:</text:p>
      <text:p text:style-name="Standard"><text:span text:style-name="T114"><text:tab/></text:span><text:span text:style-name="T115">The positive integers divisible by<text:s/></text:span><text:span text:style-name="T116">d<text:s/></text:span><text:span text:style-name="T117">are all integers of the form<text:s/></text:span><text:span text:style-name="T118">d</text:span><text:span text:style-name="T119">*</text:span><text:span text:style-name="T120">k</text:span><text:span text:style-name="T121"><text:s/>, where<text:s/></text:span><text:span text:style-name="T122">k</text:span><text:span text:style-name="T123"><text:s/>is a positive integer. The number of positive numbers divisible by<text:s/></text:span><text:span text:style-name="T124">d</text:span><text:span text:style-name="T125"><text:s/>that do not exceed<text:s/></text:span><text:span text:style-name="T126">n</text:span><text:span text:style-name="T127"><text:s/>equals the number of integers<text:s/></text:span><text:span text:style-name="T128">k</text:span><text:span text:style-name="T129"><text:s/>with 0 &lt;<text:s/></text:span><text:span text:style-name="T130">d</text:span><text:span text:style-name="T131">*</text:span><text:span text:style-name="T132">k<text:s/></text:span><text:span text:style-name="T133">≤<text:s/></text:span><text:span text:style-name="T134">n</text:span></text:p>
      <text:p text:style-name="P135"><text:span text:style-name="T136">n = 14<text:s/></text:span><text:span text:style-name="T137">;</text:span><text:span text:style-name="T138"><text:s text:c="2"/></text:span><text:span text:style-name="T139">d = 2<text:s/></text:span><text:span text:style-name="T140">;</text:span></text:p>
      <text:p text:style-name="P141"><text:span text:style-name="T142">k</text:span><text:span text:style-name="T143"><text:s/>= 1, 2, 7</text:span></text:p>
      <text:p text:style-name="P144"><text:span text:style-name="T145">Thus , 3 integers</text:span></text:p>
      <text:p text:style-name="P146">THEOREM</text:p>
      <text:p text:style-name="P147"><text:span text:style-name="T148">Let<text:s/></text:span><text:span text:style-name="T149">A</text:span><text:span text:style-name="T150">,<text:s/></text:span><text:span text:style-name="T151">B</text:span><text:span text:style-name="T152">, and<text:s/></text:span><text:span text:style-name="T153">C</text:span><text:span text:style-name="T154"><text:s/>be integers, where<text:s/></text:span><text:span text:style-name="T155">A</text:span><text:span text:style-name="T156"><text:s/>!= 0. Then</text:span></text:p>
      <text:p text:style-name="P157"/>
      <text:p text:style-name="P158"><text:span text:style-name="T159">(i) if <text:s/></text:span><text:span text:style-name="T160">A</text:span><text:span text:style-name="T161">|</text:span><text:span text:style-name="T162">B<text:s/></text:span><text:span text:style-name="T163">and<text:s/></text:span><text:span text:style-name="T164">A</text:span><text:span text:style-name="T165">|</text:span><text:span text:style-name="T166">C</text:span><text:span text:style-name="T167">, then<text:s/></text:span><text:span text:style-name="T168">A</text:span><text:span text:style-name="T169">|(</text:span><text:span text:style-name="T170">B</text:span><text:span text:style-name="T171">+</text:span><text:span text:style-name="T172"><text:s/></text:span><text:span text:style-name="T173">C</text:span><text:span text:style-name="T174">) == <text:s/></text:span><text:span text:style-name="T175">A</text:span><text:span text:style-name="T176">|</text:span><text:span text:style-name="T177">B<text:s/></text:span><text:span text:style-name="T178">+</text:span><text:span text:style-name="T179"><text:s/></text:span><text:span text:style-name="T180">A</text:span><text:span text:style-name="T181">|</text:span><text:span text:style-name="T182">C</text:span><text:span text:style-name="T183">;</text:span></text:p>
      <text:p text:style-name="P184">EX</text:p>
      <text:p text:style-name="P185"><text:span text:style-name="T186">A = 3<text:s/></text:span><text:span text:style-name="T187">,</text:span><text:span text:style-name="T188"><text:s/></text:span><text:span text:style-name="T189">B = 12</text:span><text:span text:style-name="T190"><text:s/>,</text:span><text:span text:style-name="T191"><text:s text:c="2"/></text:span><text:span text:style-name="T192">C = 15</text:span></text:p>
      <text:p text:style-name="P193"><text:span text:style-name="T194">A</text:span><text:span text:style-name="T195">|</text:span><text:span text:style-name="T196">B<text:s/></text:span><text:span text:style-name="T197">= 4</text:span><text:span text:style-name="T198"><text:s text:c="5"/></text:span><text:span text:style-name="T199">A</text:span><text:span text:style-name="T200">|</text:span><text:span text:style-name="T201">C</text:span><text:span text:style-name="T202"><text:s/>= 5</text:span></text:p>
      <text:p text:style-name="P203"><text:span text:style-name="T204"><text:tab/></text:span><text:span text:style-name="T205">A</text:span><text:span text:style-name="T206">|(</text:span><text:span text:style-name="T207">B</text:span><text:span text:style-name="T208">+</text:span><text:span text:style-name="T209"><text:s/></text:span><text:span text:style-name="T210">C</text:span><text:span text:style-name="T211">) = (12+15) / 3 = 9 or<text:s/></text:span><text:span text:style-name="T212">A</text:span><text:span text:style-name="T213">|</text:span><text:span text:style-name="T214">B<text:s/></text:span><text:span text:style-name="T215">+</text:span><text:span text:style-name="T216"><text:s/></text:span><text:span text:style-name="T217">A</text:span><text:span text:style-name="T218">|</text:span><text:span text:style-name="T219">C</text:span><text:span text:style-name="T220"><text:s/>= 5 + 4 = 9</text:span></text:p>
      <text:p text:style-name="P221">Proof</text:p>
      <text:p text:style-name="Standard"><text:span text:style-name="T222"><text:tab/>Definition of divisibility says if x|y , then y = x*</text:span><text:span text:style-name="T223">k</text:span></text:p>
      <text:p text:style-name="P224"><text:span text:style-name="T225">A</text:span><text:span text:style-name="T226">|</text:span><text:span text:style-name="T227">B<text:s/></text:span><text:span text:style-name="T228">-&gt;<text:s/></text:span><text:span text:style-name="T229">B<text:s/></text:span><text:span text:style-name="T230">=</text:span><text:span text:style-name="T231"><text:s/></text:span><text:span text:style-name="T232">A</text:span><text:span text:style-name="T233">*</text:span><text:span text:style-name="T234">k</text:span><text:span text:style-name="T235">1</text:span><text:span text:style-name="T236"><text:tab/></text:span><text:span text:style-name="T237"><text:s/></text:span><text:span text:style-name="T238">A</text:span><text:span text:style-name="T239">|</text:span><text:span text:style-name="T240">C</text:span><text:span text:style-name="T241">-&gt;<text:s/></text:span><text:span text:style-name="T242">C</text:span><text:span text:style-name="T243"><text:s/></text:span><text:span text:style-name="T244">=</text:span><text:span text:style-name="T245"><text:s/></text:span><text:span text:style-name="T246">A</text:span><text:span text:style-name="T247">*</text:span><text:span text:style-name="T248"><text:s/></text:span><text:span text:style-name="T249">k</text:span><text:span text:style-name="T250">2</text:span></text:p>
      <text:p text:style-name="Standard"><text:span text:style-name="T251"><text:tab/></text:span><text:span text:style-name="T252">Thus,</text:span></text:p>
      <text:p text:style-name="P253"><text:span text:style-name="T254"><text:tab/></text:span><text:span text:style-name="T255">(</text:span><text:span text:style-name="T256">B<text:s/></text:span><text:span text:style-name="T257">+</text:span><text:span text:style-name="T258"><text:s/></text:span><text:span text:style-name="T259">C</text:span><text:span text:style-name="T260">) =</text:span><text:span text:style-name="T261"><text:s/></text:span><text:span text:style-name="T262">A</text:span><text:span text:style-name="T263">(<text:s/></text:span><text:span text:style-name="T264">k</text:span><text:span text:style-name="T265">1</text:span><text:span text:style-name="T266">+</text:span><text:span text:style-name="T267">k</text:span><text:span text:style-name="T268">2</text:span><text:span text:style-name="T269">)</text:span></text:p>
      <text:p text:style-name="P270"><text:span text:style-name="T271"><text:s text:c="3"/>= (</text:span><text:span text:style-name="T272">B<text:s/></text:span><text:span text:style-name="T273">+</text:span><text:span text:style-name="T274"><text:s/></text:span><text:span text:style-name="T275">C</text:span><text:span text:style-name="T276">) =</text:span><text:span text:style-name="T277"><text:s/></text:span><text:span text:style-name="T278">A</text:span><text:span text:style-name="T279">(<text:s/></text:span><text:span text:style-name="T280">k</text:span><text:span text:style-name="T281">3</text:span><text:span text:style-name="T282">)<text:s/></text:span><text:span text:style-name="T283">, this is definition of divisibility</text:span></text:p>
      <text:p text:style-name="P284"/>
      <text:p text:style-name="P285"><text:span text:style-name="T286">(ii) if <text:s/></text:span><text:span text:style-name="T287">A</text:span><text:span text:style-name="T288">|</text:span><text:span text:style-name="T289">B<text:s/></text:span><text:span text:style-name="T290">then<text:s/></text:span><text:span text:style-name="T291">A</text:span><text:span text:style-name="T292">|</text:span><text:span text:style-name="T293">B</text:span><text:span text:style-name="T294">C<text:s/></text:span><text:span text:style-name="T295">for all integers<text:s/></text:span><text:span text:style-name="T296">C</text:span><text:span text:style-name="T297">;</text:span></text:p>
      <text:p text:style-name="Standard"><text:span text:style-name="T298">EX</text:span></text:p>
      <text:p text:style-name="P299"><text:span text:style-name="T300">A = 3<text:s/></text:span><text:span text:style-name="T301">,</text:span><text:span text:style-name="T302"><text:s/></text:span><text:span text:style-name="T303">B = 12</text:span><text:span text:style-name="T304"><text:s/>,</text:span><text:span text:style-name="T305"><text:s text:c="2"/></text:span><text:span text:style-name="T306">C = 0,1,2,3,4,5….</text:span></text:p>
      <text:p text:style-name="P307"><text:span text:style-name="T308">3</text:span><text:span text:style-name="T309">|</text:span><text:span text:style-name="T310">12</text:span><text:span text:style-name="T311">(</text:span><text:span text:style-name="T312">C</text:span><text:span text:style-name="T313">) <text:s/></text:span></text:p>
      <text:p text:style-name="P314">Proof</text:p>
      <text:p text:style-name="Standard"><text:span text:style-name="T315"><text:tab/>Since<text:s/></text:span><text:span text:style-name="T316">B<text:s/></text:span><text:span text:style-name="T317">=</text:span><text:span text:style-name="T318"><text:s/></text:span><text:span text:style-name="T319">A</text:span><text:span text:style-name="T320">*</text:span><text:span text:style-name="T321">k<text:s/></text:span><text:span text:style-name="T322">then</text:span><text:span text:style-name="T323"><text:s/></text:span><text:span text:style-name="T324">B</text:span><text:span text:style-name="T325">*<text:s/></text:span><text:span text:style-name="T326">C</text:span><text:span text:style-name="T327"><text:s/></text:span><text:span text:style-name="T328">=</text:span><text:span text:style-name="T329"><text:s/></text:span><text:span text:style-name="T330">A</text:span><text:span text:style-name="T331">*</text:span><text:span text:style-name="T332"><text:s/>(</text:span><text:span text:style-name="T333">k</text:span><text:span text:style-name="T334">*</text:span><text:span text:style-name="T335">C</text:span><text:span text:style-name="T336">) , (</text:span><text:span text:style-name="T337">k</text:span><text:span text:style-name="T338">*</text:span><text:span text:style-name="T339">C</text:span><text:span text:style-name="T340">) =<text:s/></text:span><text:span text:style-name="T341">n</text:span><text:span text:style-name="T342"><text:s/></text:span><text:span text:style-name="T343">so</text:span><text:span text:style-name="T344"><text:s text:c="2"/></text:span><text:span text:style-name="T345">B</text:span><text:span text:style-name="T346">*</text:span><text:span text:style-name="T347">C<text:s/></text:span><text:span text:style-name="T348">=</text:span><text:span text:style-name="T349"><text:s/></text:span><text:span text:style-name="T350">A</text:span><text:span text:style-name="T351">*</text:span><text:span text:style-name="T352">n</text:span></text:p>
      <text:p text:style-name="Standard"><text:span text:style-name="T353"><text:tab/></text:span><text:span text:style-name="T354">note : since<text:s/></text:span><text:span text:style-name="T355">k</text:span><text:span text:style-name="T356"><text:s/>is a constant it can be<text:s/></text:span><text:span text:style-name="T357">k</text:span><text:span text:style-name="T358"><text:s/>= ( x0*x1* ….. * xN)</text:span></text:p>
      <text:p text:style-name="P359"/>
      <text:p text:style-name="P360"><text:span text:style-name="T361">(iii) if <text:s/></text:span><text:span text:style-name="T362">A</text:span><text:span text:style-name="T363">|</text:span><text:span text:style-name="T364">B<text:s/></text:span><text:span text:style-name="T365">then</text:span><text:span text:style-name="T366"><text:s/></text:span><text:span text:style-name="T367">B</text:span><text:span text:style-name="T368">|</text:span><text:span text:style-name="T369">C<text:s/></text:span><text:span text:style-name="T370">, then<text:s/></text:span><text:span text:style-name="T371">A</text:span><text:span text:style-name="T372">|</text:span><text:span text:style-name="T373">C</text:span><text:span text:style-name="T374">;</text:span></text:p>
      <text:p text:style-name="Standard"><text:span text:style-name="T375">EX</text:span></text:p>
      <text:p text:style-name="P376"><text:span text:style-name="T377">A = 3<text:s/></text:span><text:span text:style-name="T378">,</text:span><text:span text:style-name="T379"><text:s/></text:span><text:span text:style-name="T380">B = 12</text:span><text:span text:style-name="T381"><text:s/>,</text:span><text:span text:style-name="T382"><text:s text:c="2"/></text:span><text:span text:style-name="T383">C = 24</text:span></text:p>
      <text:p text:style-name="P384"><text:span text:style-name="T385">A</text:span><text:span text:style-name="T386">|</text:span><text:span text:style-name="T387">B<text:s/></text:span><text:span text:style-name="T388">=</text:span><text:span text:style-name="T389"><text:s/></text:span><text:span text:style-name="T390">4</text:span><text:span text:style-name="T391"><text:s/></text:span><text:span text:style-name="T392">,</text:span><text:span text:style-name="T393"><text:s text:c="2"/></text:span><text:span text:style-name="T394">B</text:span><text:span text:style-name="T395">|</text:span><text:span text:style-name="T396">C<text:s/></text:span><text:span text:style-name="T397">=</text:span><text:span text:style-name="T398"><text:s/></text:span><text:span text:style-name="T399">2, then <text:s/></text:span><text:span text:style-name="T400">A</text:span><text:span text:style-name="T401">|</text:span><text:span text:style-name="T402">C<text:s/></text:span><text:span text:style-name="T403">=</text:span><text:span text:style-name="T404"><text:s/></text:span><text:span text:style-name="T405">12</text:span></text:p>
      <text:p text:style-name="P406">Proof</text:p>
      <text:p text:style-name="Standard"><text:span text:style-name="T407"><text:tab/></text:span><text:span text:style-name="T408">A</text:span><text:span text:style-name="T409">|</text:span><text:span text:style-name="T410">B</text:span><text:span text:style-name="T411"><text:s/>&lt;=&gt;</text:span><text:span text:style-name="T412"><text:s/>B<text:s/></text:span><text:span text:style-name="T413">=</text:span><text:span text:style-name="T414"><text:s/></text:span><text:span text:style-name="T415">A</text:span><text:span text:style-name="T416">*<text:s/></text:span><text:span text:style-name="T417">k</text:span><text:span text:style-name="T418">1</text:span></text:p>
      <text:p text:style-name="Standard"><text:span text:style-name="T419"><text:tab/>B</text:span><text:span text:style-name="T420">|</text:span><text:span text:style-name="T421">C<text:s/></text:span><text:span text:style-name="T422">&lt;=&gt;<text:s/></text:span><text:span text:style-name="T423">C<text:s/></text:span><text:span text:style-name="T424">=<text:s/></text:span><text:span text:style-name="T425">B<text:s/></text:span><text:span text:style-name="T426">*<text:s/></text:span><text:span text:style-name="T427">k</text:span><text:span text:style-name="T428">2</text:span></text:p>
      <text:p text:style-name="Standard"><text:span text:style-name="T429"><text:tab/></text:span><text:span text:style-name="T430">A</text:span><text:span text:style-name="T431">|</text:span><text:span text:style-name="T432">C<text:s/></text:span><text:span text:style-name="T433">&lt;=&gt;<text:s/></text:span><text:span text:style-name="T434">C<text:s/></text:span><text:span text:style-name="T435">=<text:s/></text:span><text:span text:style-name="T436">A<text:s/></text:span><text:span text:style-name="T437">*</text:span><text:span text:style-name="T438"><text:s/></text:span><text:span text:style-name="T439">k</text:span><text:span text:style-name="T440">?</text:span></text:p>
      <text:p text:style-name="P441"><text:tab/><text:tab/><text:s text:c="4"/></text:p>
      <text:p text:style-name="Standard"><text:span text:style-name="T442"><text:tab/>C<text:s/></text:span><text:span text:style-name="T443">= <text:s/></text:span><text:span text:style-name="T444">B<text:s/></text:span><text:span text:style-name="T445">*<text:s/></text:span><text:span text:style-name="T446">k</text:span><text:span text:style-name="T447">2<text:s/></text:span><text:span text:style-name="T448">,<text:s/></text:span><text:span text:style-name="T449">B</text:span><text:span text:style-name="T450"><text:s/></text:span><text:span text:style-name="T451">=</text:span><text:span text:style-name="T452"><text:s/></text:span><text:span text:style-name="T453">A</text:span><text:span text:style-name="T454">*<text:s/></text:span><text:span text:style-name="T455">k</text:span><text:span text:style-name="T456">1</text:span></text:p>
      <text:p text:style-name="Standard"><text:span text:style-name="T457"><text:tab/></text:span><text:span text:style-name="T458">C<text:s/></text:span><text:span text:style-name="T459">= (</text:span><text:span text:style-name="T460">A<text:s/></text:span><text:span text:style-name="T461">*<text:s/></text:span><text:span text:style-name="T462">k</text:span><text:span text:style-name="T463">1</text:span><text:span text:style-name="T464"><text:s/></text:span><text:span text:style-name="T465">)</text:span><text:span text:style-name="T466"><text:s/></text:span><text:span text:style-name="T467">*</text:span><text:span text:style-name="T468"><text:s text:c="2"/>k</text:span><text:span text:style-name="T469">2</text:span></text:p>
      <text:p text:style-name="Standard"><text:span text:style-name="T470"><text:tab/><text:s/></text:span><text:span text:style-name="T471">C<text:s/></text:span><text:span text:style-name="T472">= <text:s/></text:span><text:span text:style-name="T473">A<text:s/></text:span><text:span text:style-name="T474">*</text:span><text:span text:style-name="T475"><text:s/></text:span><text:span text:style-name="T476">k</text:span></text:p>
      <text:p text:style-name="P477"/>
      <text:p text:style-name="P478">COROLLARY</text:p>
      <text:p text:style-name="Standard"><text:span text:style-name="T479"><text:tab/>if<text:s/></text:span><text:span text:style-name="T480">A</text:span><text:span text:style-name="T481"><text:s/>,<text:s/></text:span><text:span text:style-name="T482">B</text:span><text:span text:style-name="T483"><text:s/>, and<text:s/></text:span><text:span text:style-name="T484">C</text:span><text:span text:style-name="T485"><text:s/>are integers , where<text:s/></text:span><text:span text:style-name="T486">A</text:span><text:span text:style-name="T487"><text:s/>!= 0, such that<text:s/></text:span><text:span text:style-name="T488">A</text:span><text:span text:style-name="T489">|</text:span><text:span text:style-name="T490">B</text:span><text:span text:style-name="T491"><text:s/>and<text:s/></text:span><text:span text:style-name="T492">A</text:span><text:span text:style-name="T493">|</text:span><text:span text:style-name="T494">C</text:span><text:span text:style-name="T495"><text:s/>, then<text:s/></text:span><text:span text:style-name="T496">A</text:span><text:span text:style-name="T497">|</text:span><text:span text:style-name="T498">m</text:span><text:span text:style-name="T499">B<text:s/></text:span><text:span text:style-name="T500">+<text:s/></text:span><text:span text:style-name="T501">n</text:span><text:span text:style-name="T502">C</text:span><text:span text:style-name="T503"><text:s/>whenever<text:s/></text:span><text:span text:style-name="T504">m</text:span><text:span text:style-name="T505"><text:s/>and<text:s/></text:span><text:span text:style-name="T506">n</text:span><text:span text:style-name="T507"><text:s/>are integers.</text:span></text:p>
      <text:p text:style-name="P508">Proof</text:p>
      <text:p text:style-name="P509"><text:span text:style-name="T510"><text:s/></text:span><text:span text:style-name="T511">A</text:span><text:span text:style-name="T512">|</text:span><text:span text:style-name="T513">m</text:span><text:span text:style-name="T514">B<text:s/></text:span><text:span text:style-name="T515">+<text:s/></text:span><text:span text:style-name="T516">n</text:span><text:span text:style-name="T517">C</text:span><text:span text:style-name="T518"><text:s/>&lt;=&gt; <text:s/></text:span><text:span text:style-name="T519">A</text:span><text:span text:style-name="T520">|</text:span><text:span text:style-name="T521">m</text:span><text:span text:style-name="T522">B<text:s/></text:span><text:span text:style-name="T523">+</text:span><text:span text:style-name="T524"><text:s/></text:span><text:span text:style-name="T525">A</text:span><text:span text:style-name="T526">|</text:span><text:span text:style-name="T527">n</text:span><text:span text:style-name="T528">C</text:span></text:p>
      <text:p text:style-name="P529"><text:span text:style-name="T530">m</text:span><text:span text:style-name="T531">B<text:s/></text:span><text:span text:style-name="T532">=<text:s/></text:span><text:span text:style-name="T533">A</text:span><text:span text:style-name="T534"><text:s/></text:span><text:span text:style-name="T535">*<text:s/></text:span><text:span text:style-name="T536">k</text:span><text:span text:style-name="T537">1</text:span><text:span text:style-name="T538"><text:tab/></text:span><text:span text:style-name="T539"><text:tab/></text:span><text:span text:style-name="T540">n</text:span><text:span text:style-name="T541">C<text:s/></text:span><text:span text:style-name="T542">=<text:s/></text:span><text:span text:style-name="T543">A<text:s/></text:span><text:span text:style-name="T544">*<text:s/></text:span><text:span text:style-name="T545">k</text:span><text:span text:style-name="T546">2</text:span><text:span text:style-name="T547"><text:tab/></text:span></text:p>
      <text:p text:style-name="P548"><text:span text:style-name="T549">m</text:span><text:span text:style-name="T550">B<text:s/></text:span><text:span text:style-name="T551">+<text:s/></text:span><text:span text:style-name="T552">n</text:span><text:span text:style-name="T553">C<text:s/></text:span><text:span text:style-name="T554">= (</text:span><text:span text:style-name="T555">A</text:span><text:span text:style-name="T556"><text:s/></text:span><text:span text:style-name="T557">*<text:s/></text:span><text:span text:style-name="T558">k</text:span><text:span text:style-name="T559">1</text:span><text:span text:style-name="T560">)+(</text:span><text:span text:style-name="T561">A<text:s/></text:span><text:span text:style-name="T562">*<text:s/></text:span><text:span text:style-name="T563">k</text:span><text:span text:style-name="T564">2</text:span><text:span text:style-name="T565">)</text:span></text:p>
      <text:p text:style-name="P566"><text:span text:style-name="T567">m</text:span><text:span text:style-name="T568">B<text:s/></text:span><text:span text:style-name="T569">+<text:s/></text:span><text:span text:style-name="T570">n</text:span><text:span text:style-name="T571">C<text:s/></text:span><text:span text:style-name="T572">= <text:s/></text:span><text:span text:style-name="T573">A</text:span><text:span text:style-name="T574">(</text:span><text:span text:style-name="T575">k</text:span><text:span text:style-name="T576">1</text:span><text:span text:style-name="T577">+<text:s/></text:span><text:span text:style-name="T578">k</text:span><text:span text:style-name="T579">2</text:span><text:span text:style-name="T580">)</text:span></text:p>
      <text:p text:style-name="P581"><text:span text:style-name="T582">m</text:span><text:span text:style-name="T583">B<text:s/></text:span><text:span text:style-name="T584">+<text:s/></text:span><text:span text:style-name="T585">n</text:span><text:span text:style-name="T586">C<text:s/></text:span><text:span text:style-name="T587">= <text:s/></text:span><text:span text:style-name="T588">A</text:span><text:span text:style-name="T589">k</text:span><text:span text:style-name="T590">3<text:s/></text:span><text:span text:style-name="T591">, this is definition of divisibility</text:span></text:p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>Division Algorithm</text:p>
      <text:p text:style-name="Standard"><text:span text:style-name="T606"><text:tab/>When an integer is divided by a positive integer , there is a<text:s/></text:span><text:span text:style-name="T607">quotient</text:span><text:span text:style-name="T608"><text:s/>and a<text:s/></text:span><text:span text:style-name="T609">remainder</text:span><text:span text:style-name="T610"><text:s/>, as the division algorithm shows.</text:span></text:p>
      <text:p text:style-name="P611">THEOREM</text:p>
      <text:p text:style-name="Standard"><text:span text:style-name="T612"><text:tab/>Let<text:s/></text:span><text:span text:style-name="T613">A</text:span><text:span text:style-name="T614"><text:s/>be an integer and<text:s/></text:span><text:span text:style-name="T615">D</text:span><text:span text:style-name="T616"><text:s/>a positive integer. Then there are unique integers<text:s/></text:span><text:span text:style-name="T617">Q</text:span><text:span text:style-name="T618"><text:s/>and<text:s/></text:span><text:span text:style-name="T619">R</text:span><text:span text:style-name="T620">, with 0<text:s/></text:span>≤<text:span text:style-name="T621"><text:s/></text:span><text:span text:style-name="T622">R</text:span><text:span text:style-name="T623"><text:s/>≤<text:s/></text:span><text:span text:style-name="T624">D</text:span><text:span text:style-name="T625"><text:s/>, such that<text:s/></text:span><text:span text:style-name="T626">A</text:span><text:span text:style-name="T627"><text:s/>=<text:s/></text:span><text:span text:style-name="T628">D</text:span><text:span text:style-name="T629">Q<text:s/></text:span><text:span text:style-name="T630">+<text:s/></text:span><text:span text:style-name="T631">R</text:span></text:p>
      <text:p text:style-name="P632"><text:span text:style-name="T633">***NOTE: REMAINDERS(</text:span><text:span text:style-name="T634">R</text:span><text:span text:style-name="T635">) CANNOT BE NEGATIVE***</text:span></text:p>
      <text:p text:style-name="P636"/>
      <text:p text:style-name="P637">Modular Arithmetic</text:p>
      <text:p text:style-name="Standard"><text:span text:style-name="T638"><text:tab/>(</text:span><text:span text:style-name="T639">≡) symbol means<text:s/></text:span><text:span text:style-name="T640">“</text:span><text:span text:style-name="T641">is congruent<text:s/></text:span><text:span text:style-name="T642">”</text:span></text:p>
      <text:p text:style-name="Standard"><text:span text:style-name="T643">EX</text:span></text:p>
      <text:p text:style-name="P644">3≡5(mod 2)?</text:p>
      <text:p text:style-name="P645">3 mod 2 = 1<text:tab/><text:tab/>5 mod 2 = 1</text:p>
      <text:p text:style-name="P646"><text:span text:style-name="T647">3≡5(mod 2)<text:s/></text:span><text:span text:style-name="T648">√</text:span></text:p>
      <text:p text:style-name="P649">THEOREM</text:p>
      <text:p text:style-name="Standard"><text:span text:style-name="T650"><text:tab/>Let<text:s/></text:span><text:span text:style-name="T651">m</text:span><text:span text:style-name="T652"><text:s/>be a positive number. <text:s/>If <text:s/></text:span><text:span text:style-name="T653">A</text:span><text:span text:style-name="T654"><text:s/></text:span><text:span text:style-name="T655">≡<text:s/></text:span><text:span text:style-name="T656">B</text:span><text:span text:style-name="T657"><text:s/></text:span><text:span text:style-name="T658">(mod<text:s/></text:span><text:span text:style-name="T659">m</text:span><text:span text:style-name="T660">) and<text:s/></text:span><text:span text:style-name="T661">C</text:span><text:span text:style-name="T662"><text:s/>≡<text:s/></text:span><text:span text:style-name="T663">D</text:span><text:span text:style-name="T664"><text:s/>(mod<text:s/></text:span><text:span text:style-name="T665">m</text:span><text:span text:style-name="T666">), then</text:span></text:p>
      <text:p text:style-name="P667"><text:span text:style-name="T668">A<text:s/></text:span><text:span text:style-name="T669">+</text:span><text:span text:style-name="T670"><text:s/></text:span><text:span text:style-name="T671">C<text:s/></text:span><text:span text:style-name="T672">≡ <text:s/></text:span><text:span text:style-name="T673">B<text:s/></text:span><text:span text:style-name="T674">+</text:span><text:span text:style-name="T675"><text:s text:c="2"/></text:span><text:span text:style-name="T676">D<text:s/></text:span><text:span text:style-name="T677">(mod<text:s/></text:span><text:span text:style-name="T678">m</text:span><text:span text:style-name="T679">)</text:span></text:p>
      <text:p text:style-name="P680"/>
      <text:p text:style-name="P681"/>
      <text:p text:style-name="P682"/>
      <text:p text:style-name="P683"><text:span text:style-name="T684">A<text:s/></text:span><text:span text:style-name="T685">≡</text:span><text:span text:style-name="T686"><text:s/></text:span><text:span text:style-name="T687">B</text:span><text:span text:style-name="T688">(mod<text:s/></text:span><text:span text:style-name="T689">m</text:span><text:span text:style-name="T690">) &lt;=&gt;<text:s/></text:span><text:span text:style-name="T691">A<text:s/></text:span><text:span text:style-name="T692">=<text:s/></text:span><text:span text:style-name="T693">B<text:s/></text:span><text:span text:style-name="T694">+<text:s/></text:span><text:span text:style-name="T695">m</text:span><text:span text:style-name="T696">k</text:span></text:p>
      <text:p text:style-name="Standard"><text:span text:style-name="T697">EX</text:span></text:p>
      <text:p text:style-name="P698"><text:span text:style-name="T699">12≡2(mod 5)</text:span></text:p>
      <text:p text:style-name="P700"><text:span text:style-name="T701">17≡2(mod5)</text:span></text:p>
      <text:p text:style-name="P702"><text:span text:style-name="T703">17-12 = 5(mod5) = 0</text:span></text:p>
      <text:p text:style-name="P704"/>
      <text:p text:style-name="P705"/>
      <text:p text:style-name="Standard"><text:span text:style-name="T706">Z</text:span><text:span text:style-name="T707">m<text:s/></text:span><text:span text:style-name="T708">, the set of nonnegative integers less than m, that is, the set {0, 1, . . . , m − 1}.</text:span></text:p>
      <text:p text:style-name="P709"><text:span text:style-name="T710"><text:s/>a +</text:span><text:span text:style-name="T711">m<text:s/></text:span><text:span text:style-name="T712">b = (a+b) mod m</text:span></text:p>
      <text:p text:style-name="P713"><text:span text:style-name="T714"><text:s/>a *</text:span><text:span text:style-name="T715">m<text:s/></text:span><text:span text:style-name="T716">b = (a*b) mod m</text:span></text:p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>Exercises</text:p>
      <text:p text:style-name="Standard"><text:span text:style-name="T732">2. Prove that</text:span><text:span text:style-name="T733"><text:s/>if<text:s/></text:span><text:span text:style-name="T734">a</text:span><text:span text:style-name="T735"><text:s/>is an integer other than 0 , then</text:span></text:p>
      <text:p text:style-name="Standard"><text:span text:style-name="T736"><text:tab/>a) 1 divides<text:s/></text:span><text:span text:style-name="T737">a</text:span></text:p>
      <text:p text:style-name="Standard"><text:span text:style-name="T738"><text:tab/>a</text:span><text:span text:style-name="T739">(mod 1) = 0 , since no remainder means 1 divides into<text:s/></text:span><text:span text:style-name="T740">a</text:span></text:p>
      <text:p text:style-name="P741"><text:tab/></text:p>
      <text:p text:style-name="Standard"><text:span text:style-name="T742"><text:tab/>b)<text:s/></text:span><text:span text:style-name="T743">a</text:span><text:span text:style-name="T744"><text:s/>divides 0</text:span></text:p>
      <text:p text:style-name="Standard"><text:span text:style-name="T745"><text:tab/>0(mod<text:s/></text:span><text:span text:style-name="T746">a</text:span><text:span text:style-name="T747">) = 0, since no remainder means<text:s/></text:span><text:span text:style-name="T748">a</text:span><text:span text:style-name="T749"><text:s/>divides into 0</text:span></text:p>
      <text:p text:style-name="P750"/>
      <text:p text:style-name="Standard"><text:span text:style-name="T751">6. Show that if<text:s/></text:span><text:span text:style-name="T752">a</text:span><text:span text:style-name="T753">,</text:span><text:span text:style-name="T754">b</text:span><text:span text:style-name="T755">,</text:span><text:span text:style-name="T756">c</text:span><text:span text:style-name="T757">, and<text:s/></text:span><text:span text:style-name="T758">d</text:span><text:span text:style-name="T759"><text:s/>are integers, where<text:s/></text:span><text:span text:style-name="T760">a</text:span><text:span text:style-name="T761"><text:s/>!=0 , such that<text:s/></text:span><text:span text:style-name="T762">a<text:s/></text:span><text:span text:style-name="T763">|<text:s/></text:span><text:span text:style-name="T764">c</text:span><text:span text:style-name="T765"><text:s/></text:span><text:span text:style-name="T766">and<text:s/></text:span><text:span text:style-name="T767">b<text:s/></text:span><text:span text:style-name="T768">|<text:s/></text:span><text:span text:style-name="T769">d</text:span><text:span text:style-name="T770"><text:s/>, then<text:s/></text:span><text:span text:style-name="T771">ab<text:s/></text:span><text:span text:style-name="T772">|<text:s/></text:span><text:span text:style-name="T773">cd</text:span><text:span text:style-name="T774">.</text:span></text:p>
      <text:p text:style-name="P775"><text:span text:style-name="T776">a <text:s/></text:span><text:span text:style-name="T777">| c &lt;=&gt;<text:s/></text:span><draw:frame draw:style-name="a4" text:anchor-type="as-char" svg:x="0in" svg:y="0in" svg:width="0.09375in" svg:height="0.34375in" style:rel-width="scale" style:rel-height="scale"><draw:object xlink:href="Object 5/" xlink:type="simple" xlink:show="embed" xlink:actuate="onLoad"/></draw:frame><text:span text:style-name="T778">= k</text:span><text:span text:style-name="T779">1</text:span><text:span text:style-name="T780"><text:tab/></text:span><text:span text:style-name="T781"><text:tab/></text:span><text:span text:style-name="T782">b <text:s/></text:span><text:span text:style-name="T783">|<text:s/></text:span><text:span text:style-name="T784">d</text:span><text:span text:style-name="T785"><text:s text:c="2"/>&lt;=&gt;<text:s/></text:span><draw:frame draw:style-name="a5" text:anchor-type="as-char" svg:x="0in" svg:y="0in" svg:width="0.10417in" svg:height="0.375in" style:rel-width="scale" style:rel-height="scale"><draw:object xlink:href="Object 6/" xlink:type="simple" xlink:show="embed" xlink:actuate="onLoad"/></draw:frame><text:span text:style-name="T786">= k</text:span><text:span text:style-name="T787">2</text:span><text:span text:style-name="T788"><text:tab/></text:span></text:p>
      <text:p text:style-name="Standard"><text:span text:style-name="T789"><text:tab/></text:span><text:span text:style-name="T790"><text:tab/></text:span><text:span text:style-name="T791"><text:tab/></text:span><text:span text:style-name="T792"><text:tab/><text:s text:c="4"/>c</text:span><text:span text:style-name="T793"><text:s/>=<text:s/></text:span><text:span text:style-name="T794">a</text:span><text:span text:style-name="T795">k</text:span><text:span text:style-name="T796">1 <text:s text:c="68"/></text:span><text:span text:style-name="T797">d<text:s/></text:span><text:span text:style-name="T798">=<text:s/></text:span><text:span text:style-name="T799">b</text:span><text:span text:style-name="T800">k</text:span><text:span text:style-name="T801">2</text:span></text:p>
      <text:p text:style-name="Standard"><text:span text:style-name="T802"><text:tab/></text:span><text:span text:style-name="T803"><text:tab/></text:span><text:span text:style-name="T804"><text:tab/></text:span><text:span text:style-name="T805"><text:tab/></text:span><text:span text:style-name="T806"><text:tab/></text:span><text:span text:style-name="T807"><text:tab/>cd</text:span><text:span text:style-name="T808"><text:s/>= (</text:span><text:span text:style-name="T809">a</text:span><text:span text:style-name="T810">k</text:span><text:span text:style-name="T811">1</text:span><text:span text:style-name="T812">)(</text:span><text:span text:style-name="T813">b</text:span><text:span text:style-name="T814">k</text:span><text:span text:style-name="T815">2</text:span><text:span text:style-name="T816">)</text:span></text:p>
      <text:p text:style-name="Standard"><text:span text:style-name="T817"><text:tab/></text:span><text:span text:style-name="T818"><text:tab/></text:span><text:span text:style-name="T819"><text:tab/></text:span><text:span text:style-name="T820"><text:tab/></text:span><text:span text:style-name="T821"><text:tab/></text:span><text:span text:style-name="T822"><text:tab/></text:span><text:span text:style-name="T823">cd</text:span><text:span text:style-name="T824"><text:s/>=<text:s/></text:span><text:span text:style-name="T825">ab</text:span><text:span text:style-name="T826">k</text:span><text:span text:style-name="T827">3</text:span></text:p>
      <text:p text:style-name="Standard"><text:span text:style-name="T828"><text:s text:c="89"/></text:span><draw:frame draw:style-name="a6" text:anchor-type="as-char" svg:x="0in" svg:y="0in" svg:width="0.1875in" svg:height="0.375in" style:rel-width="scale" style:rel-height="scale"><draw:object xlink:href="Object 7/" xlink:type="simple" xlink:show="embed" xlink:actuate="onLoad"/></draw:frame><text:span text:style-name="T829">= k</text:span><text:span text:style-name="T830">3<text:s/></text:span><text:span text:style-name="T831">,this is definition</text:span><text:span text:style-name="T832"><text:s/>of divisibility</text:span></text:p>
      <text:p text:style-name="P833"/>
      <text:p text:style-name="Standard"><text:span text:style-name="T834">8. Prove or disprove that if <text:s/></text:span><text:span text:style-name="T835">a<text:s/></text:span><text:span text:style-name="T836">|<text:s/></text:span><text:span text:style-name="T837">bc</text:span><text:span text:style-name="T838"><text:s/>, where<text:s/></text:span><text:span text:style-name="T839">a</text:span><text:span text:style-name="T840">,</text:span><text:span text:style-name="T841">b</text:span><text:span text:style-name="T842">,</text:span><text:span text:style-name="T843">c</text:span><text:span text:style-name="T844"><text:s/>are positive integers and<text:s/></text:span><text:span text:style-name="T845">a</text:span><text:span text:style-name="T846"><text:s/>!= 0 , then<text:s/></text:span><text:span text:style-name="T847">a</text:span><text:span text:style-name="T848"><text:s/>|<text:s/></text:span><text:span text:style-name="T849">b</text:span><text:span text:style-name="T850"><text:s/>and</text:span><text:span text:style-name="T851"><text:s/></text:span><text:span text:style-name="T852">ds</text:span><text:span text:style-name="T853">a</text:span><text:span text:style-name="T854"><text:s/>|<text:s/></text:span><text:span text:style-name="T855">c.</text:span></text:p>
      <text:p text:style-name="P856"><text:span text:style-name="T857">Cannot be proven dawg</text:span></text:p>
      <text:p text:style-name="P858">Test</text:p>
      <text:p text:style-name="P859">11.What time does a 12-hour clock read</text:p>
      <text:p text:style-name="P860">a)<text:s/>80 hours after it reads 11:00?</text:p>
      <text:p text:style-name="P861"><text:span text:style-name="T862"><text:tab/></text:span><text:span text:style-name="T863">80 mod 12 = 8am + 11hrs = 7pm</text:span></text:p>
      <text:p text:style-name="P864"><text:span text:style-name="T865">b)</text:span><text:span text:style-name="T866"><text:s/></text:span><text:span text:style-name="T867">40 hours before it reads 12:00?</text:span></text:p>
      <text:p text:style-name="P868"><text:tab/>12-40 mod 12 = -28 mod 12 = 8</text:p>
      <text:p text:style-name="P869">c)<text:s/>100 hours after it reads 6:00?</text:p>
      <text:p text:style-name="P870"><text:tab/>100 mod 12 = 4+6 = 10am</text:p>
      <text:p text:style-name="P871"/>
      <text:p text:style-name="P872">12.What time does a 24-hour clock read</text:p>
      <text:p text:style-name="P873">a)<text:s/>100 hours after it reads 2:00?</text:p>
      <text:p text:style-name="P874"><text:tab/>100 mod 24 = 4 + 2 = 6</text:p>
      <text:p text:style-name="P875">b)<text:s/>45 hours before it reads 12:00?</text:p>
      <text:p text:style-name="P876"><text:span text:style-name="T877"><text:tab/>12-45 mod 24 = 15</text:span></text:p>
      <text:p text:style-name="P878">c)<text:s/>168 hours after it reads 19:00?</text:p>
      <text:p text:style-name="P879"><text:tab/>168 mod 24 = 0+19 = 19</text:p>
      <text:p text:style-name="P880"/>
      <text:p text:style-name="P881"><text:span text:style-name="T882">13</text:span><text:span text:style-name="T883">.</text:span><text:span text:style-name="T884"><text:s/></text:span><text:span text:style-name="T885">Suppose that</text:span><text:span text:style-name="T886"><text:s/></text:span><text:span text:style-name="T887">a</text:span><text:span text:style-name="T888"><text:s/></text:span><text:span text:style-name="T889">and</text:span><text:span text:style-name="T890"><text:s/></text:span><text:span text:style-name="T891">b</text:span><text:span text:style-name="T892"><text:s/></text:span><text:span text:style-name="T893">are integers,</text:span><text:span text:style-name="T894"><text:s/></text:span><text:span text:style-name="T895">a</text:span><text:span text:style-name="T896"><text:s/></text:span><text:span text:style-name="T897">≡</text:span><text:span text:style-name="T898"><text:s/></text:span><text:span text:style-name="T899">4</text:span><text:span text:style-name="T900"><text:s/></text:span><text:span text:style-name="T901">(</text:span><text:span text:style-name="T902">mod 13), and</text:span><text:span text:style-name="T903"><text:s/></text:span><text:span text:style-name="T904">b</text:span><text:span text:style-name="T905"><text:s/></text:span><text:span text:style-name="T906">≡</text:span><text:span text:style-name="T907"><text:s/></text:span><text:span text:style-name="T908">9</text:span><text:span text:style-name="T909"><text:s/></text:span><text:span text:style-name="T910">(</text:span><text:span text:style-name="T911">mod 13</text:span><text:span text:style-name="T912">)</text:span><text:span text:style-name="T913">. Find the integer</text:span><text:span text:style-name="T914"><text:s/></text:span><text:span text:style-name="T915">c</text:span><text:span text:style-name="T916"><text:s/></text:span><text:span text:style-name="T917">with<text:s/></text:span><text:span text:style-name="T918"><text:s text:c="9"/></text:span><text:span text:style-name="T919">0</text:span><text:span text:style-name="T920"><text:s/></text:span><text:span text:style-name="T921">≤</text:span><text:span text:style-name="T922"><text:s/></text:span><text:span text:style-name="T923">c</text:span><text:span text:style-name="T924"><text:s/></text:span><text:span text:style-name="T925">≤</text:span><text:span text:style-name="T926"><text:s/></text:span><text:span text:style-name="T927">12 such</text:span><text:span text:style-name="T928"><text:s/></text:span><text:span text:style-name="T929">that</text:span></text:p>
      <text:p text:style-name="P930"><text:span text:style-name="T931">a)</text:span><text:span text:style-name="T932"><text:s/></text:span><text:span text:style-name="T933">c</text:span><text:span text:style-name="T934"><text:s/></text:span><text:span text:style-name="T935">≡</text:span><text:span text:style-name="T936"><text:s/></text:span><text:span text:style-name="T937">9</text:span><text:span text:style-name="T938">a(</text:span><text:span text:style-name="T939">mod 13).</text:span></text:p>
      <text:p text:style-name="P940"><text:span text:style-name="T941"><text:tab/></text:span><text:span text:style-name="T942">9(4 mod 13) = 36 mod 13 =<text:s/></text:span><text:span text:style-name="T943">1</text:span><text:span text:style-name="T944">0</text:span></text:p>
      <text:p text:style-name="P945"><text:span text:style-name="T946">b)</text:span><text:span text:style-name="T947"><text:s/></text:span><text:span text:style-name="T948">c</text:span><text:span text:style-name="T949"><text:s/></text:span><text:span text:style-name="T950">≡</text:span><text:span text:style-name="T951"><text:s/></text:span><text:span text:style-name="T952">11</text:span><text:span text:style-name="T953">b(</text:span><text:span text:style-name="T954">mod 13).</text:span></text:p>
      <text:p text:style-name="P955"><text:span text:style-name="T956"><text:tab/>11(</text:span><text:span text:style-name="T957">9</text:span><text:span text:style-name="T958"><text:s/></text:span><text:span text:style-name="T959">(</text:span><text:span text:style-name="T960">mod 13</text:span><text:span text:style-name="T961">)</text:span><text:span text:style-name="T962">) = 99 mod 13 =<text:s/></text:span><text:span text:style-name="T963">8</text:span></text:p>
      <text:p text:style-name="P964"><text:span text:style-name="T965">c)</text:span><text:span text:style-name="T966"><text:s/></text:span><text:span text:style-name="T967">c</text:span><text:span text:style-name="T968"><text:s/></text:span><text:span text:style-name="T969">≡</text:span><text:span text:style-name="T970"><text:s/></text:span><text:span text:style-name="T971">a+b(</text:span><text:span text:style-name="T972">mod 13).</text:span></text:p>
      <text:p text:style-name="P973"><text:tab/>((4 mod 13) + (9 mod 13) <text:s/>) mod 13 = 0 mod 13 = 0</text:p>
      <text:p text:style-name="P974"><text:span text:style-name="T975">d)</text:span><text:span text:style-name="T976"><text:s/></text:span><text:span text:style-name="T977">c≡</text:span><text:span text:style-name="T978">2</text:span><text:span text:style-name="T979">a+</text:span><text:span text:style-name="T980">3</text:span><text:span text:style-name="T981">b(</text:span><text:span text:style-name="T982">mod 13).</text:span></text:p>
      <text:p text:style-name="P983"><text:span text:style-name="T984"><text:tab/>2</text:span><text:span text:style-name="T985">(4 mod 13)</text:span><text:span text:style-name="T986"><text:s/>+ 3</text:span><text:span text:style-name="T987">(</text:span><text:span text:style-name="T988">9 mod 13</text:span><text:span text:style-name="T989">)</text:span><text:span text:style-name="T990"><text:s/>= (8 mod 13) + (27 mod 13)</text:span><text:span text:style-name="T991"><text:s/>= 8 + 27 mod 13 = 35 mod 13 = 9</text:span></text:p>
      <text:p text:style-name="P992"><text:span text:style-name="T993">e)</text:span><text:span text:style-name="T994"><text:s/></text:span><text:span text:style-name="T995">c</text:span><text:span text:style-name="T996"><text:s/></text:span><text:span text:style-name="T997">≡</text:span><text:span text:style-name="T998"><text:s/></text:span><text:span text:style-name="T999">a</text:span><text:span text:style-name="T1000">2</text:span><text:span text:style-name="T1001"><text:s/></text:span><text:span text:style-name="T1002">+</text:span><text:span text:style-name="T1003"><text:s/></text:span><text:span text:style-name="T1004">b</text:span><text:span text:style-name="T1005">2</text:span><text:span text:style-name="T1006">(</text:span><text:span text:style-name="T1007">mod 13).</text:span></text:p>
      <text:p text:style-name="P1008"><text:span text:style-name="T1009"><text:tab/>(</text:span><text:span text:style-name="T1010">4</text:span><text:span text:style-name="T1011"><text:s/></text:span><text:span text:style-name="T1012">(</text:span><text:span text:style-name="T1013">mod 13)</text:span><text:span text:style-name="T1014">)</text:span><text:span text:style-name="T1015">2</text:span><text:span text:style-name="T1016"><text:s/>+ (</text:span><text:span text:style-name="T1017">9</text:span><text:span text:style-name="T1018"><text:s/></text:span><text:span text:style-name="T1019">(</text:span><text:span text:style-name="T1020">mod 13</text:span><text:span text:style-name="T1021">)</text:span><text:span text:style-name="T1022">)</text:span><text:span text:style-name="T1023">2</text:span><text:span text:style-name="T1024"><text:s/>= 16+81 = 97 mod 13 = 6</text:span></text:p>
      <text:p text:style-name="P1025"><text:span text:style-name="T1026">f)</text:span><text:span text:style-name="T1027"><text:s/></text:span><text:span text:style-name="T1028">c</text:span><text:span text:style-name="T1029"><text:s/></text:span><text:span text:style-name="T1030">≡</text:span><text:span text:style-name="T1031"><text:s/></text:span><text:span text:style-name="T1032">a</text:span><text:span text:style-name="T1033">3</text:span><text:span text:style-name="T1034"><text:s/></text:span><text:span text:style-name="T1035">−</text:span><text:span text:style-name="T1036"><text:s/></text:span><text:span text:style-name="T1037">b</text:span><text:span text:style-name="T1038">3</text:span><text:span text:style-name="T1039">(</text:span><text:span text:style-name="T1040">mod 13)</text:span></text:p>
      <text:p text:style-name="P1041"><text:span text:style-name="T1042">(</text:span><text:span text:style-name="T1043">4</text:span><text:span text:style-name="T1044"><text:s/></text:span><text:span text:style-name="T1045">(</text:span><text:span text:style-name="T1046">mod 13)</text:span><text:span text:style-name="T1047">)</text:span><text:span text:style-name="T1048">3</text:span><text:span text:style-name="T1049"><text:s/></text:span><text:span text:style-name="T1050">-</text:span><text:span text:style-name="T1051"><text:s/>(</text:span><text:span text:style-name="T1052">9</text:span><text:span text:style-name="T1053"><text:s/></text:span><text:span text:style-name="T1054">(</text:span><text:span text:style-name="T1055">mod 13</text:span><text:span text:style-name="T1056">)</text:span><text:span text:style-name="T1057">)</text:span><text:span text:style-name="T1058">3</text:span><text:span text:style-name="T1059"><text:s/>=<text:s/></text:span><text:span text:style-name="T1060">-665 mod 13 = 11</text:span></text:p>
      <text:p text:style-name="P1061"/>
      <text:p text:style-name="P1062">15.<text:s/>Let m<text:s/>be a positive integer. Show that a ≡<text:s/>b(mod m) if a mod m<text:s/>= b mod m.</text:p>
      <text:p text:style-name="Standard"><text:span text:style-name="T1063"><text:tab/></text:span><text:span text:style-name="T1064">If<text:s/></text:span><text:span text:style-name="T1065">a mod m = b mod m<text:s/></text:span><text:span text:style-name="T1066">then that means<text:s/></text:span><text:span text:style-name="T1067">a<text:s/></text:span><text:span text:style-name="T1068">and<text:s/></text:span><text:span text:style-name="T1069">b</text:span><text:span text:style-name="T1070"><text:s/>have the same remainder when divided by<text:s/></text:span><text:span text:style-name="T1071">m.</text:span></text:p>
      <text:p text:style-name="Standard"><text:span text:style-name="T1072"><text:tab/></text:span><text:span text:style-name="T1073">a<text:s/></text:span><text:span text:style-name="T1074">= q</text:span><text:span text:style-name="T1075">1</text:span><text:span text:style-name="T1076">m+r</text:span></text:p>
      <text:p text:style-name="Standard"><text:span text:style-name="T1077"><text:tab/></text:span><text:span text:style-name="T1078">b<text:s/></text:span><text:span text:style-name="T1079">= q</text:span><text:span text:style-name="T1080">2</text:span><text:span text:style-name="T1081">m+r</text:span></text:p>
      <text:p text:style-name="P1082"><text:tab/>When we subtract them we get<text:s/></text:p>
      <text:p text:style-name="Standard"><text:span text:style-name="T1083"><text:tab/>(</text:span><text:span text:style-name="T1084">a</text:span><text:span text:style-name="T1085">-</text:span><text:span text:style-name="T1086">b</text:span><text:span text:style-name="T1087">) = (q</text:span><text:span text:style-name="T1088">1</text:span><text:span text:style-name="T1089">-q</text:span><text:span text:style-name="T1090">2</text:span><text:span text:style-name="T1091">)m , which says m divides<text:s/></text:span><text:span text:style-name="T1092">a</text:span><text:span text:style-name="T1093"><text:s/>and<text:s/></text:span><text:span text:style-name="T1094">b</text:span><text:span text:style-name="T1095"><text:s/>which means a ≡ b.</text:span></text:p>
      <text:p text:style-name="P1096"/>
      <text:p text:style-name="Standard"><text:span text:style-name="T1097">17.<text:s/></text:span><text:span text:style-name="T1098"><text:s/>Show that if<text:s/></text:span><text:span text:style-name="T1099">n</text:span><text:span text:style-name="T1100"><text:s/>and<text:s/></text:span><text:span text:style-name="T1101">k</text:span><text:span text:style-name="T1102"><text:s/>are positive integers, then [</text:span><text:span text:style-name="T1103">n</text:span><text:span text:style-name="T1104">/</text:span><text:span text:style-name="T1105">k</text:span><text:span text:style-name="T1106">] = <text:s/>[(</text:span><text:span text:style-name="T1107">n</text:span><text:span text:style-name="T1108">-1)/</text:span><text:span text:style-name="T1109">k</text:span><text:span text:style-name="T1110">]+1</text:span></text:p>
      <text:p text:style-name="P1111"/>
      <text:p text:style-name="Standard"><text:span text:style-name="T1112">24. Find the integer<text:s/></text:span><text:span text:style-name="T1113">a</text:span><text:span text:style-name="T1114"><text:s/>such that<text:s/></text:span></text:p>
      <text:p text:style-name="Standard"><text:span text:style-name="T1115">a) a</text:span><text:span text:style-name="T1116">≡</text:span><text:span text:style-name="T1117">43(mod 23) and -22 &lt;= a &lt;= 0</text:span></text:p>
      <text:p text:style-name="Standard"><text:span text:style-name="T1118"><text:tab/></text:span><text:span text:style-name="T1119">43 – 23 = 20 – 23 = -3</text:span></text:p>
      <text:p text:style-name="P1120"/>
      <text:p text:style-name="P1121">27) List all integers between -100 and 100 that are congruent to -1 modulo 25</text:p>
      <text:p text:style-name="P1122">-76(-25)…-51(-25)…-26(-25)…-1 … 24(+25)…49(+25)…74(+25)…99(+25)</text:p>
      <text:p text:style-name="P1123">2</text:p>
      <text:p text:style-name="P1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Lauro</dc:creator>
    <meta:creation-date>2018-01-23T15:30:00Z</meta:creation-date>
    <dc:date>2018-02-04T07:46:00Z</dc:date>
    <meta:template xlink:href="Normal" xlink:type="simple"/>
    <meta:editing-cycles>190</meta:editing-cycles>
    <meta:editing-duration>-PT1680S</meta:editing-duration>
    <meta:document-statistic meta:page-count="1" meta:paragraph-count="10" meta:word-count="788" meta:character-count="5270" meta:row-count="37" meta:non-whitespace-character-count="4492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12</mml:mn>
    </mml:mrow>
    <mml:mrow>
      <mml:mn>3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11</mml:mn>
    </mml:mrow>
    <mml:mrow>
      <mml:mn>3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7</mml:mn>
    </mml:mrow>
    <mml:mrow>
      <mml:mn>3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12</mml:mn>
    </mml:mrow>
    <mml:mrow>
      <mml:mn>3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i>c</mml:mi>
    </mml:mrow>
    <mml:mrow>
      <mml:mi>a</mml:mi>
    </mml:mrow>
  </mml:mfrac>
</mml:math>
</file>

<file path=Object 6/content.xml><?xml version="1.0" encoding="utf-8"?>
<mml:math xmlns:mml="http://www.w3.org/1998/Math/MathML" xmlns:m="http://schemas.openxmlformats.org/officeDocument/2006/math">
  <mml:mfrac>
    <mml:mrow>
      <mml:mi>d</mml:mi>
    </mml:mrow>
    <mml:mrow>
      <mml:mi>b</mml:mi>
    </mml:mrow>
  </mml:mfrac>
</mml:math>
</file>

<file path=Object 7/content.xml><?xml version="1.0" encoding="utf-8"?>
<mml:math xmlns:mml="http://www.w3.org/1998/Math/MathML" xmlns:m="http://schemas.openxmlformats.org/officeDocument/2006/math">
  <mml:mfrac>
    <mml:mrow>
      <mml:mi>c</mml:mi>
      <mml:mi>d</mml:mi>
    </mml:mrow>
    <mml:mrow>
      <mml:mi>a</mml:mi>
      <mml:mi>b</mml:mi>
    </mml:mrow>
  </mml:mfrac>
</mml:math>
</file>